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12.87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1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1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1.A4" style:family="table-cell">
      <style:table-cell-properties fo:padding-left="0.191cm" fo:padding-right="0.191cm" fo:padding-top="0cm" fo:padding-bottom="0cm" fo:border="0.5pt solid #9cc2e5"/>
    </style:style>
    <style:style style:name="Table1.B4" style:family="table-cell">
      <style:table-cell-properties fo:padding-left="0.191cm" fo:padding-right="0.191cm" fo:padding-top="0cm" fo:padding-bottom="0cm" fo:border="0.5pt solid #9cc2e5"/>
    </style:style>
    <style:style style:name="Table1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1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1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1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099cm"/>
    </style:style>
    <style:style style:name="Table2.B" style:family="table-column">
      <style:table-column-properties style:column-width="12.87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2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2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2.A4" style:family="table-cell">
      <style:table-cell-properties fo:padding-left="0.191cm" fo:padding-right="0.191cm" fo:padding-top="0cm" fo:padding-bottom="0cm" fo:border="0.5pt solid #9cc2e5"/>
    </style:style>
    <style:style style:name="Table2.B4" style:family="table-cell">
      <style:table-cell-properties fo:padding-left="0.191cm" fo:padding-right="0.191cm" fo:padding-top="0cm" fo:padding-bottom="0cm" fo:border="0.5pt solid #9cc2e5"/>
    </style:style>
    <style:style style:name="Table2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2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2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2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099cm"/>
    </style:style>
    <style:style style:name="Table3.B" style:family="table-column">
      <style:table-column-properties style:column-width="12.87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3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3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3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3.A4" style:family="table-cell">
      <style:table-cell-properties fo:padding-left="0.191cm" fo:padding-right="0.191cm" fo:padding-top="0cm" fo:padding-bottom="0cm" fo:border="0.5pt solid #9cc2e5"/>
    </style:style>
    <style:style style:name="Table3.B4" style:family="table-cell">
      <style:table-cell-properties fo:padding-left="0.191cm" fo:padding-right="0.191cm" fo:padding-top="0cm" fo:padding-bottom="0cm" fo:border="0.5pt solid #9cc2e5"/>
    </style:style>
    <style:style style:name="Table3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3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3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3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099cm"/>
    </style:style>
    <style:style style:name="Table4.B" style:family="table-column">
      <style:table-column-properties style:column-width="12.87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4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4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4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4.A4" style:family="table-cell">
      <style:table-cell-properties fo:padding-left="0.191cm" fo:padding-right="0.191cm" fo:padding-top="0cm" fo:padding-bottom="0cm" fo:border="0.5pt solid #9cc2e5"/>
    </style:style>
    <style:style style:name="Table4.B4" style:family="table-cell">
      <style:table-cell-properties fo:padding-left="0.191cm" fo:padding-right="0.191cm" fo:padding-top="0cm" fo:padding-bottom="0cm" fo:border="0.5pt solid #9cc2e5"/>
    </style:style>
    <style:style style:name="Table4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4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4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4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3.099cm"/>
    </style:style>
    <style:style style:name="Table5.B" style:family="table-column">
      <style:table-column-properties style:column-width="12.875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5.2" style:family="table-row">
      <style:table-row-properties fo:background-color="transparent" fo:keep-together="auto">
        <style:background-image/>
      </style:table-row-properties>
    </style:style>
    <style:style style:name="Table5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5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5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5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5.A4" style:family="table-cell">
      <style:table-cell-properties fo:padding-left="0.191cm" fo:padding-right="0.191cm" fo:padding-top="0cm" fo:padding-bottom="0cm" fo:border="0.5pt solid #9cc2e5"/>
    </style:style>
    <style:style style:name="Table5.B4" style:family="table-cell">
      <style:table-cell-properties fo:padding-left="0.191cm" fo:padding-right="0.191cm" fo:padding-top="0cm" fo:padding-bottom="0cm" fo:border="0.5pt solid #9cc2e5"/>
    </style:style>
    <style:style style:name="Table5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5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5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5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3.099cm"/>
    </style:style>
    <style:style style:name="Table6.B" style:family="table-column">
      <style:table-column-properties style:column-width="12.875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6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6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6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6.A4" style:family="table-cell">
      <style:table-cell-properties fo:padding-left="0.191cm" fo:padding-right="0.191cm" fo:padding-top="0cm" fo:padding-bottom="0cm" fo:border="0.5pt solid #9cc2e5"/>
    </style:style>
    <style:style style:name="Table6.B4" style:family="table-cell">
      <style:table-cell-properties fo:padding-left="0.191cm" fo:padding-right="0.191cm" fo:padding-top="0cm" fo:padding-bottom="0cm" fo:border="0.5pt solid #9cc2e5"/>
    </style:style>
    <style:style style:name="Table6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6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6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6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" style:family="table">
      <style:table-properties style:width="15.97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3.099cm"/>
    </style:style>
    <style:style style:name="Table7.B" style:family="table-column">
      <style:table-column-properties style:column-width="12.875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7.2" style:family="table-row">
      <style:table-row-properties fo:background-color="transparent" fo:keep-together="auto">
        <style:background-image/>
      </style:table-row-properties>
    </style:style>
    <style:style style:name="Table7.A2" style:family="table-cell">
      <style:table-cell-properties style:vertical-align="" fo:background-color="transparent" fo:padding-left="0.191cm" fo:padding-right="0.191cm" fo:padding-top="0cm" fo:padding-bottom="0cm" fo:border-left="0.5pt solid #9cc2e5" fo:border-right="none" fo:border-top="none" fo:border-bottom="0.5pt solid #9cc2e5" style:writing-mode="lr-tb">
        <style:background-image/>
      </style:table-cell-properties>
    </style:style>
    <style:style style:name="Table7.B2" style:family="table-cell">
      <style:table-cell-properties style:vertical-align="" fo:background-color="transparent" fo:padding-left="0.191cm" fo:padding-right="0.191cm" fo:padding-top="0cm" fo:padding-bottom="0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7.A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7.B3" style:family="table-cell">
      <style:table-cell-properties fo:background-color="#deeaf6" fo:padding-left="0.191cm" fo:padding-right="0.191cm" fo:padding-top="0cm" fo:padding-bottom="0cm" fo:border-left="0.5pt solid #9cc2e5" fo:border-right="0.5pt solid #9cc2e5" fo:border-top="none" fo:border-bottom="0.5pt solid #9cc2e5">
        <style:background-image/>
      </style:table-cell-properties>
    </style:style>
    <style:style style:name="Table7.A4" style:family="table-cell">
      <style:table-cell-properties fo:padding-left="0.191cm" fo:padding-right="0.191cm" fo:padding-top="0cm" fo:padding-bottom="0cm" fo:border="0.5pt solid #9cc2e5"/>
    </style:style>
    <style:style style:name="Table7.B4" style:family="table-cell">
      <style:table-cell-properties fo:padding-left="0.191cm" fo:padding-right="0.191cm" fo:padding-top="0cm" fo:padding-bottom="0cm" fo:border="0.5pt solid #9cc2e5"/>
    </style:style>
    <style:style style:name="Table7.A5" style:family="table-cell">
      <style:table-cell-properties style:vertical-align="" fo:background-color="#deeaf6" fo:padding-left="0.191cm" fo:padding-right="0.191cm" fo:padding-top="0cm" fo:padding-bottom="0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7.B5" style:family="table-cell">
      <style:table-cell-properties style:vertical-align="" fo:background-color="#deeaf6" fo:padding-left="0.191cm" fo:padding-right="0.191cm" fo:padding-top="0cm" fo:padding-bottom="0cm" fo:border="0.5pt solid #9cc2e5" style:writing-mode="lr-tb">
        <style:background-image/>
      </style:table-cell-properties>
    </style:style>
    <style:style style:name="Table7.A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.B6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.A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.B8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.A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e7.B10" style:family="table-cell">
      <style:table-cell-properties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Heading_20_1">
      <style:text-properties officeooo:paragraph-rsid="00e9fb73"/>
    </style:style>
    <style:style style:name="P4" style:family="paragraph" style:parent-style-name="Standard">
      <style:text-properties fo:language="en" fo:country="none" officeooo:rsid="0037474b" officeooo:paragraph-rsid="00b612f1"/>
    </style:style>
    <style:style style:name="P5" style:family="paragraph" style:parent-style-name="Standard">
      <style:text-properties fo:language="en" fo:country="none" officeooo:rsid="0037474b" officeooo:paragraph-rsid="00f0c4ba"/>
    </style:style>
    <style:style style:name="P6" style:family="paragraph" style:parent-style-name="Standard">
      <style:text-properties fo:language="en" fo:country="none" officeooo:rsid="0037474b" officeooo:paragraph-rsid="00f2e0a1"/>
    </style:style>
    <style:style style:name="P7" style:family="paragraph" style:parent-style-name="Standard">
      <style:text-properties fo:language="en" fo:country="none" officeooo:rsid="0037474b" officeooo:paragraph-rsid="00f451e5"/>
    </style:style>
    <style:style style:name="P8" style:family="paragraph" style:parent-style-name="Standard">
      <style:text-properties fo:language="en" fo:country="none" officeooo:rsid="0037474b" officeooo:paragraph-rsid="00f5d008"/>
    </style:style>
    <style:style style:name="P9" style:family="paragraph" style:parent-style-name="Standard">
      <style:text-properties fo:language="en" fo:country="none" officeooo:rsid="0037474b" officeooo:paragraph-rsid="00f62e43"/>
    </style:style>
    <style:style style:name="P10" style:family="paragraph" style:parent-style-name="Standard">
      <style:text-properties fo:language="en" fo:country="none" officeooo:rsid="0037474b" officeooo:paragraph-rsid="00f87520"/>
    </style:style>
    <style:style style:name="P11" style:family="paragraph" style:parent-style-name="Standard">
      <style:text-properties fo:language="en" fo:country="none" officeooo:rsid="0037474b" officeooo:paragraph-rsid="00f9ffdf"/>
    </style:style>
    <style:style style:name="P12" style:family="paragraph" style:parent-style-name="Standard">
      <style:text-properties fo:language="en" fo:country="none" officeooo:rsid="0037474b" officeooo:paragraph-rsid="0101a86c"/>
    </style:style>
    <style:style style:name="P13" style:family="paragraph" style:parent-style-name="Standard">
      <style:text-properties fo:language="en" fo:country="none" officeooo:rsid="0037474b" officeooo:paragraph-rsid="0102db05"/>
    </style:style>
    <style:style style:name="P14" style:family="paragraph" style:parent-style-name="Standard">
      <style:text-properties fo:language="en" fo:country="none" officeooo:rsid="00427632" officeooo:paragraph-rsid="00f0c4ba"/>
    </style:style>
    <style:style style:name="P15" style:family="paragraph" style:parent-style-name="Standard">
      <style:text-properties fo:language="en" fo:country="none" officeooo:rsid="00427632" officeooo:paragraph-rsid="00f62e43"/>
    </style:style>
    <style:style style:name="P16" style:family="paragraph" style:parent-style-name="Standard">
      <style:text-properties fo:language="en" fo:country="none" officeooo:rsid="00427632" officeooo:paragraph-rsid="00f87520"/>
    </style:style>
    <style:style style:name="P17" style:family="paragraph" style:parent-style-name="Standard">
      <style:text-properties fo:language="en" fo:country="none" officeooo:rsid="00427632" officeooo:paragraph-rsid="00f9ffdf"/>
    </style:style>
    <style:style style:name="P18" style:family="paragraph" style:parent-style-name="Standard">
      <style:text-properties fo:language="en" fo:country="none" officeooo:rsid="00427632" officeooo:paragraph-rsid="0101a86c"/>
    </style:style>
    <style:style style:name="P19" style:family="paragraph" style:parent-style-name="Standard">
      <style:text-properties fo:language="en" fo:country="none" officeooo:rsid="00427632" officeooo:paragraph-rsid="0102db05"/>
    </style:style>
    <style:style style:name="P20" style:family="paragraph" style:parent-style-name="Standard">
      <style:text-properties fo:language="en" fo:country="none" fo:font-weight="bold" officeooo:rsid="00427632" officeooo:paragraph-rsid="00f0c4ba" style:font-weight-asian="bold" style:font-weight-complex="bold"/>
    </style:style>
    <style:style style:name="P21" style:family="paragraph" style:parent-style-name="Standard">
      <style:text-properties fo:language="en" fo:country="none" fo:font-weight="bold" officeooo:rsid="00427632" officeooo:paragraph-rsid="00f62e43" style:font-weight-asian="bold" style:font-weight-complex="bold"/>
    </style:style>
    <style:style style:name="P22" style:family="paragraph" style:parent-style-name="Standard">
      <style:text-properties fo:language="en" fo:country="none" fo:font-weight="bold" officeooo:rsid="00427632" officeooo:paragraph-rsid="00f87520" style:font-weight-asian="bold" style:font-weight-complex="bold"/>
    </style:style>
    <style:style style:name="P23" style:family="paragraph" style:parent-style-name="Standard">
      <style:text-properties fo:language="en" fo:country="none" fo:font-weight="bold" officeooo:rsid="00427632" officeooo:paragraph-rsid="00f9ffdf" style:font-weight-asian="bold" style:font-weight-complex="bold"/>
    </style:style>
    <style:style style:name="P24" style:family="paragraph" style:parent-style-name="Standard">
      <style:text-properties fo:language="en" fo:country="none" fo:font-weight="bold" officeooo:rsid="00427632" officeooo:paragraph-rsid="0101a86c" style:font-weight-asian="bold" style:font-weight-complex="bold"/>
    </style:style>
    <style:style style:name="P25" style:family="paragraph" style:parent-style-name="Standard">
      <style:text-properties fo:language="en" fo:country="none" fo:font-weight="bold" officeooo:rsid="00427632" officeooo:paragraph-rsid="0102db05" style:font-weight-asian="bold" style:font-weight-complex="bold"/>
    </style:style>
    <style:style style:name="P26" style:family="paragraph" style:parent-style-name="Standard">
      <style:text-properties fo:language="en" fo:country="none" fo:font-weight="bold" officeooo:rsid="003384c6" officeooo:paragraph-rsid="00f0c4ba" style:font-weight-asian="bold" style:font-weight-complex="bold"/>
    </style:style>
    <style:style style:name="P27" style:family="paragraph" style:parent-style-name="Standard">
      <style:text-properties fo:language="en" fo:country="none" fo:font-weight="bold" officeooo:rsid="003384c6" officeooo:paragraph-rsid="00f62e43" style:font-weight-asian="bold" style:font-weight-complex="bold"/>
    </style:style>
    <style:style style:name="P28" style:family="paragraph" style:parent-style-name="Standard">
      <style:text-properties fo:language="en" fo:country="none" fo:font-weight="bold" officeooo:rsid="003384c6" officeooo:paragraph-rsid="00f87520" style:font-weight-asian="bold" style:font-weight-complex="bold"/>
    </style:style>
    <style:style style:name="P29" style:family="paragraph" style:parent-style-name="Standard">
      <style:text-properties fo:language="en" fo:country="none" fo:font-weight="bold" officeooo:rsid="003384c6" officeooo:paragraph-rsid="00f9ffdf" style:font-weight-asian="bold" style:font-weight-complex="bold"/>
    </style:style>
    <style:style style:name="P30" style:family="paragraph" style:parent-style-name="Standard">
      <style:text-properties fo:language="en" fo:country="none" fo:font-weight="bold" officeooo:rsid="003384c6" officeooo:paragraph-rsid="0101a86c" style:font-weight-asian="bold" style:font-weight-complex="bold"/>
    </style:style>
    <style:style style:name="P31" style:family="paragraph" style:parent-style-name="Standard">
      <style:text-properties fo:language="en" fo:country="none" fo:font-weight="bold" officeooo:rsid="003384c6" officeooo:paragraph-rsid="0102db05" style:font-weight-asian="bold" style:font-weight-complex="bold"/>
    </style:style>
    <style:style style:name="P32" style:family="paragraph" style:parent-style-name="Standard">
      <style:text-properties fo:language="en" fo:country="none" fo:font-weight="bold" officeooo:rsid="004ef11f" officeooo:paragraph-rsid="00f0c4ba" style:font-weight-asian="bold" style:font-weight-complex="bold"/>
    </style:style>
    <style:style style:name="P33" style:family="paragraph" style:parent-style-name="Standard">
      <style:text-properties fo:language="en" fo:country="none" fo:font-weight="bold" officeooo:rsid="004ef11f" officeooo:paragraph-rsid="00f62e43" style:font-weight-asian="bold" style:font-weight-complex="bold"/>
    </style:style>
    <style:style style:name="P34" style:family="paragraph" style:parent-style-name="Standard">
      <style:text-properties fo:language="en" fo:country="none" fo:font-weight="bold" officeooo:rsid="004ef11f" officeooo:paragraph-rsid="00f87520" style:font-weight-asian="bold" style:font-weight-complex="bold"/>
    </style:style>
    <style:style style:name="P35" style:family="paragraph" style:parent-style-name="Standard">
      <style:text-properties fo:language="en" fo:country="none" fo:font-weight="bold" officeooo:rsid="004ef11f" officeooo:paragraph-rsid="00f9ffdf" style:font-weight-asian="bold" style:font-weight-complex="bold"/>
    </style:style>
    <style:style style:name="P36" style:family="paragraph" style:parent-style-name="Standard">
      <style:text-properties fo:language="en" fo:country="none" fo:font-weight="bold" officeooo:rsid="004ef11f" officeooo:paragraph-rsid="0101a86c" style:font-weight-asian="bold" style:font-weight-complex="bold"/>
    </style:style>
    <style:style style:name="P37" style:family="paragraph" style:parent-style-name="Standard">
      <style:text-properties fo:language="en" fo:country="none" fo:font-weight="bold" officeooo:rsid="004ef11f" officeooo:paragraph-rsid="0102db05" style:font-weight-asian="bold" style:font-weight-complex="bold"/>
    </style:style>
    <style:style style:name="P38" style:family="paragraph" style:parent-style-name="Standard">
      <style:text-properties fo:language="en" fo:country="none" officeooo:rsid="00759fff" officeooo:paragraph-rsid="00f0c4ba"/>
    </style:style>
    <style:style style:name="P39" style:family="paragraph" style:parent-style-name="Standard">
      <style:text-properties fo:language="en" fo:country="none" officeooo:rsid="00759fff" officeooo:paragraph-rsid="00f62e43"/>
    </style:style>
    <style:style style:name="P40" style:family="paragraph" style:parent-style-name="Standard">
      <style:text-properties fo:language="en" fo:country="none" officeooo:rsid="00759fff" officeooo:paragraph-rsid="00f87520"/>
    </style:style>
    <style:style style:name="P41" style:family="paragraph" style:parent-style-name="Standard">
      <style:text-properties fo:language="en" fo:country="none" officeooo:rsid="00759fff" officeooo:paragraph-rsid="00f9ffdf"/>
    </style:style>
    <style:style style:name="P42" style:family="paragraph" style:parent-style-name="Standard">
      <style:text-properties fo:language="en" fo:country="none" officeooo:rsid="00759fff" officeooo:paragraph-rsid="0101a86c"/>
    </style:style>
    <style:style style:name="P43" style:family="paragraph" style:parent-style-name="Standard">
      <style:text-properties fo:language="en" fo:country="none" officeooo:rsid="00759fff" officeooo:paragraph-rsid="0102db05"/>
    </style:style>
    <style:style style:name="P44" style:family="paragraph" style:parent-style-name="Standard">
      <style:text-properties fo:language="en" fo:country="none" officeooo:paragraph-rsid="00f0c4ba"/>
    </style:style>
    <style:style style:name="P45" style:family="paragraph" style:parent-style-name="Standard">
      <style:text-properties fo:language="en" fo:country="none" officeooo:paragraph-rsid="00f62e43"/>
    </style:style>
    <style:style style:name="P46" style:family="paragraph" style:parent-style-name="Standard">
      <style:text-properties fo:language="en" fo:country="none" officeooo:paragraph-rsid="00f87520"/>
    </style:style>
    <style:style style:name="P47" style:family="paragraph" style:parent-style-name="Standard">
      <style:text-properties fo:language="en" fo:country="none" officeooo:paragraph-rsid="00f9ffdf"/>
    </style:style>
    <style:style style:name="P48" style:family="paragraph" style:parent-style-name="Standard">
      <style:text-properties fo:language="en" fo:country="none" officeooo:paragraph-rsid="0101a86c"/>
    </style:style>
    <style:style style:name="P49" style:family="paragraph" style:parent-style-name="Standard">
      <style:text-properties fo:language="en" fo:country="none" officeooo:paragraph-rsid="0102db05"/>
    </style:style>
    <style:style style:name="P50" style:family="paragraph" style:parent-style-name="Standard">
      <style:text-properties fo:color="#ffffff" fo:font-weight="bold" officeooo:rsid="0019ceae" officeooo:paragraph-rsid="00f0c4ba" style:font-weight-asian="bold" style:font-weight-complex="bold"/>
    </style:style>
    <style:style style:name="P51" style:family="paragraph" style:parent-style-name="Standard">
      <style:text-properties fo:color="#ffffff" fo:font-weight="bold" officeooo:rsid="0019ceae" officeooo:paragraph-rsid="00f62e43" style:font-weight-asian="bold" style:font-weight-complex="bold"/>
    </style:style>
    <style:style style:name="P52" style:family="paragraph" style:parent-style-name="Standard">
      <style:text-properties fo:color="#ffffff" fo:font-weight="bold" officeooo:rsid="0019ceae" officeooo:paragraph-rsid="00f87520" style:font-weight-asian="bold" style:font-weight-complex="bold"/>
    </style:style>
    <style:style style:name="P53" style:family="paragraph" style:parent-style-name="Standard">
      <style:text-properties fo:color="#ffffff" fo:font-weight="bold" officeooo:rsid="0019ceae" officeooo:paragraph-rsid="00f9ffdf" style:font-weight-asian="bold" style:font-weight-complex="bold"/>
    </style:style>
    <style:style style:name="P54" style:family="paragraph" style:parent-style-name="Standard">
      <style:text-properties fo:color="#ffffff" fo:font-weight="bold" officeooo:rsid="0019ceae" officeooo:paragraph-rsid="0101a86c" style:font-weight-asian="bold" style:font-weight-complex="bold"/>
    </style:style>
    <style:style style:name="P55" style:family="paragraph" style:parent-style-name="Standard">
      <style:text-properties fo:color="#ffffff" fo:font-weight="bold" officeooo:rsid="0019ceae" officeooo:paragraph-rsid="0102db05" style:font-weight-asian="bold" style:font-weight-complex="bold"/>
    </style:style>
    <style:style style:name="P56" style:family="paragraph" style:parent-style-name="Standard">
      <style:text-properties officeooo:paragraph-rsid="00f62e43"/>
    </style:style>
    <style:style style:name="P57" style:family="paragraph" style:parent-style-name="Standard">
      <style:text-properties officeooo:paragraph-rsid="0097f901"/>
    </style:style>
    <style:style style:name="P58" style:family="paragraph" style:parent-style-name="Standard">
      <style:text-properties officeooo:paragraph-rsid="00f0c4ba"/>
    </style:style>
    <style:style style:name="P59" style:family="paragraph" style:parent-style-name="Standard">
      <style:text-properties officeooo:paragraph-rsid="00f9ffdf"/>
    </style:style>
    <style:style style:name="P60" style:family="paragraph" style:parent-style-name="Standard">
      <style:text-properties officeooo:paragraph-rsid="0101a86c"/>
    </style:style>
    <style:style style:name="P61" style:family="paragraph" style:parent-style-name="Standard">
      <style:text-properties officeooo:paragraph-rsid="0102db05"/>
    </style:style>
    <style:style style:name="P62" style:family="paragraph" style:parent-style-name="Heading_20_6">
      <style:text-properties officeooo:rsid="00a75bae" officeooo:paragraph-rsid="00f9ffdf"/>
    </style:style>
    <style:style style:name="P63" style:family="paragraph" style:parent-style-name="Heading_20_6">
      <style:text-properties officeooo:rsid="00a75bae" officeooo:paragraph-rsid="00f5d008"/>
    </style:style>
    <style:style style:name="P64" style:family="paragraph" style:parent-style-name="Heading_20_6">
      <style:text-properties officeooo:paragraph-rsid="00f9ffdf"/>
    </style:style>
    <style:style style:name="P65" style:family="paragraph" style:parent-style-name="Heading_20_6">
      <style:text-properties fo:language="en" fo:country="none" officeooo:rsid="00a75bae" officeooo:paragraph-rsid="00f5d008"/>
    </style:style>
    <style:style style:name="P66" style:family="paragraph" style:parent-style-name="Heading_20_7">
      <style:text-properties officeooo:rsid="00a75bae" officeooo:paragraph-rsid="0101a86c"/>
    </style:style>
    <style:style style:name="P67" style:family="paragraph" style:parent-style-name="Heading_20_7">
      <style:text-properties officeooo:paragraph-rsid="0101a86c"/>
    </style:style>
    <style:style style:name="P68" style:family="paragraph" style:parent-style-name="Heading_20_7">
      <style:text-properties fo:language="en" fo:country="none" officeooo:rsid="00a75bae" officeooo:paragraph-rsid="0101a86c"/>
    </style:style>
    <style:style style:name="P69" style:family="paragraph" style:parent-style-name="Heading_20_5">
      <style:text-properties officeooo:rsid="00a75bae" officeooo:paragraph-rsid="00f87520"/>
    </style:style>
    <style:style style:name="P70" style:family="paragraph" style:parent-style-name="Heading_20_5">
      <style:text-properties officeooo:rsid="00a75bae" officeooo:paragraph-rsid="00f451e5"/>
    </style:style>
    <style:style style:name="P71" style:family="paragraph" style:parent-style-name="Heading_20_5">
      <style:text-properties fo:language="en" fo:country="none" officeooo:rsid="00a75bae" officeooo:paragraph-rsid="00f87520"/>
    </style:style>
    <style:style style:name="P72" style:family="paragraph" style:parent-style-name="Heading_20_5">
      <style:text-properties fo:language="en" fo:country="none" officeooo:rsid="00a75bae" officeooo:paragraph-rsid="00f451e5"/>
    </style:style>
    <style:style style:name="P73" style:family="paragraph" style:parent-style-name="Heading_20_8">
      <style:text-properties officeooo:rsid="00a75bae" officeooo:paragraph-rsid="0102db05"/>
    </style:style>
    <style:style style:name="P74" style:family="paragraph" style:parent-style-name="Heading_20_8">
      <style:text-properties officeooo:paragraph-rsid="0102db05"/>
    </style:style>
    <style:style style:name="P75" style:family="paragraph" style:parent-style-name="Heading_20_8">
      <style:text-properties fo:language="en" fo:country="none" officeooo:rsid="00a75bae" officeooo:paragraph-rsid="0102db05"/>
    </style:style>
    <style:style style:name="P76" style:family="paragraph" style:parent-style-name="Heading_20_3">
      <style:text-properties officeooo:rsid="00a75bae" officeooo:paragraph-rsid="00f62e43"/>
    </style:style>
    <style:style style:name="P77" style:family="paragraph" style:parent-style-name="Heading_20_3">
      <style:text-properties officeooo:rsid="00a75bae" officeooo:paragraph-rsid="00f2e0a1"/>
    </style:style>
    <style:style style:name="P78" style:family="paragraph" style:parent-style-name="Heading_20_3">
      <style:text-properties fo:language="en" fo:country="none" officeooo:rsid="00a75bae" officeooo:paragraph-rsid="00f73af6"/>
    </style:style>
    <style:style style:name="P79" style:family="paragraph" style:parent-style-name="Heading_20_3">
      <style:text-properties fo:language="en" fo:country="none" officeooo:rsid="00a75bae" officeooo:paragraph-rsid="00f2e0a1"/>
    </style:style>
    <style:style style:name="P80" style:family="paragraph" style:parent-style-name="Heading_20_2">
      <style:text-properties officeooo:rsid="00a75bae" officeooo:paragraph-rsid="00f0c4ba"/>
    </style:style>
    <style:style style:name="P81" style:family="paragraph" style:parent-style-name="Heading_20_2">
      <style:text-properties officeooo:rsid="00a75bae" officeooo:paragraph-rsid="00beef16"/>
    </style:style>
    <style:style style:name="P82" style:family="paragraph" style:parent-style-name="Heading_20_2">
      <style:text-properties fo:language="en" fo:country="none" officeooo:rsid="00a75bae" officeooo:paragraph-rsid="00f0c4ba"/>
    </style:style>
    <style:style style:name="P83" style:family="paragraph" style:parent-style-name="Heading_20_2">
      <style:text-properties fo:language="en" fo:country="none" officeooo:rsid="00a75bae" officeooo:paragraph-rsid="00ec736e"/>
    </style:style>
    <style:style style:name="P84" style:family="paragraph" style:parent-style-name="Heading_20_4">
      <style:text-properties officeooo:rsid="00a75bae" officeooo:paragraph-rsid="00f62e43"/>
    </style:style>
    <style:style style:name="P85" style:family="paragraph" style:parent-style-name="Heading_20_4">
      <style:text-properties officeooo:rsid="00a75bae" officeooo:paragraph-rsid="00f87520"/>
    </style:style>
    <style:style style:name="P86" style:family="paragraph" style:parent-style-name="Heading_20_4">
      <style:text-properties officeooo:paragraph-rsid="00f73af6"/>
    </style:style>
    <style:style style:name="P87" style:family="paragraph" style:parent-style-name="Heading_20_4">
      <style:text-properties fo:language="en" fo:country="none" officeooo:rsid="00a75bae" officeooo:paragraph-rsid="00f3a7c7"/>
    </style:style>
    <style:style style:name="P88" style:family="paragraph" style:parent-style-name="Standard">
      <style:text-properties fo:language="en" fo:country="none" style:text-underline-style="solid" style:text-underline-width="auto" style:text-underline-color="font-color" fo:font-weight="bold" officeooo:rsid="0037474b" officeooo:paragraph-rsid="0097f901" style:font-weight-asian="bold" style:font-weight-complex="bold"/>
    </style:style>
    <style:style style:name="P89" style:family="paragraph" style:parent-style-name="Standard">
      <style:text-properties style:text-underline-style="solid" style:text-underline-width="auto" style:text-underline-color="font-color" fo:font-weight="bold" officeooo:paragraph-rsid="00f0c4ba" style:font-weight-asian="bold" style:font-weight-complex="bold"/>
    </style:style>
    <style:style style:name="P90" style:family="paragraph" style:parent-style-name="Standard">
      <style:text-properties style:text-underline-style="solid" style:text-underline-width="auto" style:text-underline-color="font-color" fo:font-weight="bold" officeooo:paragraph-rsid="00f62e43" style:font-weight-asian="bold" style:font-weight-complex="bold"/>
    </style:style>
    <style:style style:name="P91" style:family="paragraph" style:parent-style-name="Standard">
      <style:text-properties style:text-underline-style="solid" style:text-underline-width="auto" style:text-underline-color="font-color" fo:font-weight="bold" officeooo:paragraph-rsid="00f87520" style:font-weight-asian="bold" style:font-weight-complex="bold"/>
    </style:style>
    <style:style style:name="P92" style:family="paragraph" style:parent-style-name="Standard">
      <style:text-properties style:text-underline-style="solid" style:text-underline-width="auto" style:text-underline-color="font-color" fo:font-weight="bold" officeooo:paragraph-rsid="00f9ffdf" style:font-weight-asian="bold" style:font-weight-complex="bold"/>
    </style:style>
    <style:style style:name="P93" style:family="paragraph" style:parent-style-name="Standard">
      <style:text-properties style:text-underline-style="solid" style:text-underline-width="auto" style:text-underline-color="font-color" fo:font-weight="bold" officeooo:paragraph-rsid="0101a86c" style:font-weight-asian="bold" style:font-weight-complex="bold"/>
    </style:style>
    <style:style style:name="P94" style:family="paragraph" style:parent-style-name="Standard">
      <style:text-properties style:text-underline-style="solid" style:text-underline-width="auto" style:text-underline-color="font-color" fo:font-weight="bold" officeooo:paragraph-rsid="0102db05" style:font-weight-asian="bold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officeooo:rsid="003d66fa"/>
    </style:style>
    <style:style style:name="T3" style:family="text">
      <style:text-properties fo:language="en" fo:country="none" style:text-underline-style="solid" style:text-underline-width="auto" style:text-underline-color="font-color" fo:font-weight="bold" officeooo:rsid="0037474b" style:font-weight-asian="bold" style:font-weight-complex="bold"/>
    </style:style>
    <style:style style:name="T4" style:family="text">
      <style:text-properties fo:language="en" fo:country="none" officeooo:rsid="00a9bd9b"/>
    </style:style>
    <style:style style:name="T5" style:family="text">
      <style:text-properties fo:language="en" fo:country="none" officeooo:rsid="00b471e2"/>
    </style:style>
    <style:style style:name="T6" style:family="text">
      <style:text-properties fo:language="en" fo:country="none" officeooo:rsid="0037474b"/>
    </style:style>
    <style:style style:name="T7" style:family="text">
      <style:text-properties fo:language="en" fo:country="none" officeooo:rsid="00a75bae"/>
    </style:style>
    <style:style style:name="T8" style:family="text">
      <style:text-properties fo:language="en" fo:country="none" officeooo:rsid="00f62e43"/>
    </style:style>
    <style:style style:name="T9" style:family="text">
      <style:text-properties fo:language="en" fo:country="none" officeooo:rsid="00bbb14d"/>
    </style:style>
    <style:style style:name="T10" style:family="text">
      <style:text-properties fo:language="en" fo:country="none" officeooo:rsid="00f73af6"/>
    </style:style>
    <style:style style:name="T11" style:family="text">
      <style:text-properties fo:language="en" fo:country="none" officeooo:rsid="00f9ffdf"/>
    </style:style>
    <style:style style:name="T12" style:family="text">
      <style:text-properties fo:language="en" fo:country="none" officeooo:rsid="0101a86c"/>
    </style:style>
    <style:style style:name="T13" style:family="text">
      <style:text-properties fo:language="en" fo:country="none" officeooo:rsid="0102db05"/>
    </style:style>
    <style:style style:name="T14" style:family="text">
      <style:text-properties officeooo:rsid="00a75bae"/>
    </style:style>
    <style:style style:name="T15" style:family="text">
      <style:text-properties officeooo:rsid="00b471e2"/>
    </style:style>
    <style:style style:name="T16" style:family="text">
      <style:text-properties officeooo:rsid="00a9bd9b"/>
    </style:style>
    <style:style style:name="T17" style:family="text">
      <style:text-properties officeooo:rsid="00b87555"/>
    </style:style>
    <style:style style:name="T18" style:family="text">
      <style:text-properties officeooo:rsid="00b8b22b"/>
    </style:style>
    <style:style style:name="T19" style:family="text">
      <style:text-properties officeooo:rsid="00bbb14d"/>
    </style:style>
    <style:style style:name="T20" style:family="text">
      <style:text-properties officeooo:rsid="003d66fa"/>
    </style:style>
    <style:style style:name="T21" style:family="text">
      <style:text-properties officeooo:rsid="007aa2b3"/>
    </style:style>
    <style:style style:name="T22" style:family="text">
      <style:text-properties officeooo:rsid="0078c2b9"/>
    </style:style>
    <style:style style:name="T23" style:family="text">
      <style:text-properties officeooo:rsid="004ef11f"/>
    </style:style>
    <style:style style:name="T24" style:family="text">
      <style:text-properties officeooo:rsid="0037474b"/>
    </style:style>
    <style:style style:name="T25" style:family="text">
      <style:text-properties officeooo:rsid="00e9fb73"/>
    </style:style>
    <style:style style:name="T26" style:family="text">
      <style:text-properties officeooo:rsid="00eb02a7"/>
    </style:style>
    <style:style style:name="T27" style:family="text">
      <style:text-properties officeooo:rsid="00ec736e"/>
    </style:style>
    <style:style style:name="T28" style:family="text">
      <style:text-properties officeooo:rsid="00f3a7c7"/>
    </style:style>
    <style:style style:name="T29" style:family="text">
      <style:text-properties officeooo:rsid="00f451e5"/>
    </style:style>
    <style:style style:name="T30" style:family="text">
      <style:text-properties officeooo:rsid="00f62e43"/>
    </style:style>
    <style:style style:name="T31" style:family="text">
      <style:text-properties officeooo:rsid="00f73af6"/>
    </style:style>
    <style:style style:name="T32" style:family="text">
      <style:text-properties officeooo:rsid="00f87520"/>
    </style:style>
    <style:style style:name="T33" style:family="text">
      <style:text-properties officeooo:rsid="00f9ffdf"/>
    </style:style>
    <style:style style:name="T34" style:family="text">
      <style:text-properties officeooo:rsid="0101a86c"/>
    </style:style>
    <style:style style:name="T35" style:family="text">
      <style:text-properties officeooo:rsid="0102db05"/>
    </style:style>
    <style:style style:name="T36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25">{#doc = 1}Requirements document </text:span>{d.reqdocs.<text:span text:style-name="T15">$doc.subject} </text:span></text:h>
      <text:p text:style-name="P88"/>
      <text:p text:style-name="P57"><text:span text:style-name="T3">Title:</text:span><text:span text:style-name="T6"> {d.</text:span><text:span text:style-name="T4">reqdocs.</text:span><text:span text:style-name="T5">$doc</text:span><text:span text:style-name="T6">.</text:span><text:span text:style-name="T2">title</text:span><text:span text:style-name="T6">}</text:span></text:p>
      <text:p text:style-name="P4"/>
      <text:p text:style-name="P4">{d.<text:span text:style-name="T16">reqdocs.</text:span>$doc.<text:span text:style-name="T14">description</text:span>}</text:p>
      <text:h text:style-name="P80" text:outline-level="2">{d.reqdocs.$doc.<text:span text:style-name="T27">reqs</text:span>[i,<text:span text:style-name="T19">doc_id=$doc</text:span>].<text:span text:style-name="T27">subject</text:span>}: <text:s/>{d.reqdocs.$doc.<text:span text:style-name="T27">reqs</text:span>[i,<text:span text:style-name="T19">doc_id=$doc</text:span>].<text:span text:style-name="T27">title</text:span>}</text:h>
      <text:p text:style-name="P5">{d.<text:span text:style-name="T14">reqdocs.</text:span>$doc.<text:span text:style-name="T27">reqs[i,doc_id = $doc].description</text:span>}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Attribute</text:p>
          </table:table-cell>
          <table:table-cell table:style-name="Table1.A1" office:value-type="string">
            <text:p text:style-name="P50">Value</text:p>
          </table:table-cell>
        </table:table-row>
        <table:table-row table:style-name="Table1.2">
          <table:table-cell table:style-name="Table1.A2" office:value-type="string">
            <text:p text:style-name="P20">BD ID</text:p>
          </table:table-cell>
          <table:table-cell table:style-name="Table1.B2" office:value-type="string">
            <text:p text:style-name="P14">{<text:span text:style-name="T24">d.reqdocs.$doc.reqs[i, doc_id = $doc]</text:span>.id}</text:p>
          </table:table-cell>
        </table:table-row>
        <table:table-row table:style-name="Table1.1">
          <table:table-cell table:style-name="Table1.A3" office:value-type="string">
            <text:p text:style-name="P26">Type</text:p>
          </table:table-cell>
          <table:table-cell table:style-name="Table1.B3" office:value-type="string">
            <text:p text:style-name="P44">{<text:span text:style-name="T24">d.reqdocs.$doc.reqs[i, doc_id = $doc]</text:span>.<text:span text:style-name="T20">type</text:span>}</text:p>
          </table:table-cell>
        </table:table-row>
        <table:table-row table:style-name="Table1.1">
          <table:table-cell table:style-name="Table1.A4" office:value-type="string">
            <text:p text:style-name="P26">Level</text:p>
          </table:table-cell>
          <table:table-cell table:style-name="Table1.B4" office:value-type="string">
            <text:p text:style-name="P44">{<text:span text:style-name="T24">d.reqdocs.$doc.reqs[i, doc_id = $doc]</text:span>.<text:span text:style-name="T20">level</text:span>}</text:p>
          </table:table-cell>
        </table:table-row>
        <table:table-row table:style-name="Table1.2">
          <table:table-cell table:style-name="Table1.A5" office:value-type="string">
            <text:p text:style-name="P26">Sources</text:p>
          </table:table-cell>
          <table:table-cell table:style-name="Table1.B5" office:value-type="string">
            <text:p text:style-name="P44">{<text:span text:style-name="T24">d.reqdocs.$doc.reqs[i, doc_id = $doc]</text:span>.<text:span text:style-name="T20">sources</text:span>}</text:p>
          </table:table-cell>
        </table:table-row>
        <table:table-row table:style-name="Table1.1">
          <table:table-cell table:style-name="Table1.A10" office:value-type="string">
            <text:p text:style-name="P20">Target</text:p>
          </table:table-cell>
          <table:table-cell table:style-name="Table1.B10" office:value-type="string">
            <text:p text:style-name="P14">{<text:span text:style-name="T24">d.reqdocs.$doc.reqs[i, doc_id = $doc]</text:span>.<text:span text:style-name="T21">target</text:span>}</text:p>
          </table:table-cell>
        </table:table-row>
        <table:table-row table:style-name="Table1.2">
          <table:table-cell table:style-name="Table1.A5" office:value-type="string">
            <text:p text:style-name="P20">Document</text:p>
          </table:table-cell>
          <table:table-cell table:style-name="Table1.B5" office:value-type="string">
            <text:p text:style-name="P14">{<text:span text:style-name="T24">d.reqdocs.$doc.reqs[i, doc_id = $doc]</text:span>.doc}</text:p>
          </table:table-cell>
        </table:table-row>
        <table:table-row table:style-name="Table1.1">
          <table:table-cell table:style-name="Table1.A10" office:value-type="string">
            <text:p text:style-name="P20">Chapter</text:p>
          </table:table-cell>
          <table:table-cell table:style-name="Table1.B10" office:value-type="string">
            <text:p text:style-name="P14">{<text:span text:style-name="T24">d.reqdocs.$doc.reqs[i, doc_id = $doc]</text:span>.chapter}</text:p>
          </table:table-cell>
        </table:table-row>
        <table:table-row table:style-name="Table1.2">
          <table:table-cell table:style-name="Table1.A5" office:value-type="string">
            <text:p text:style-name="P20">RqVar</text:p>
          </table:table-cell>
          <table:table-cell table:style-name="Table1.B5" office:value-type="string">
            <text:p text:style-name="P14">{<text:span text:style-name="T24">d.reqdocs.$doc.reqs[i, doc_id = $doc]</text:span>.var}</text:p>
          </table:table-cell>
        </table:table-row>
        <table:table-row table:style-name="Table1.1">
          <table:table-cell table:style-name="Table1.A10" office:value-type="string">
            <text:p text:style-name="P20">RqValue</text:p>
          </table:table-cell>
          <table:table-cell table:style-name="Table1.B10" office:value-type="string">
            <text:p text:style-name="P14">{<text:span text:style-name="T24">d.reqdocs.$doc.reqs[i, doc_id = $doc]</text:span>.value}</text:p>
          </table:table-cell>
        </table:table-row>
        <table:table-row table:style-name="Table1.2">
          <table:table-cell table:style-name="Table1.A5" office:value-type="string">
            <text:p text:style-name="P20">State</text:p>
          </table:table-cell>
          <table:table-cell table:style-name="Table1.B5" office:value-type="string">
            <text:p text:style-name="P38">{<text:span text:style-name="T24">d.reqdocs.$doc.reqs[i, doc_id = $doc]</text:span>.<text:span text:style-name="T22">status</text:span>}</text:p>
          </table:table-cell>
        </table:table-row>
        <table:table-row table:style-name="Table1.2">
          <table:table-cell table:style-name="Table1.B2" office:value-type="string">
            <text:p text:style-name="P32">Tracker</text:p>
          </table:table-cell>
          <table:table-cell table:style-name="Table1.B2" office:value-type="string">
            <text:p text:style-name="P14">{<text:span text:style-name="T24">d.reqdocs.$doc.reqs[i, doc_id = $doc]</text:span>.<text:span text:style-name="T23">tracker</text:span>}</text:p>
          </table:table-cell>
        </table:table-row>
      </table:table>
      <text:p text:style-name="P89">Rationale</text:p>
      <text:p text:style-name="P58"><text:span text:style-name="T1">{</text:span><text:span text:style-name="T6">d.reqdocs.$doc.reqs[i, doc_id = $doc]</text:span><text:span text:style-name="T1">.</text:span><text:span text:style-name="T2">rationale</text:span><text:span text:style-name="T1">}</text:span></text:p>
      <text:h text:style-name="P82" text:outline-level="2">{d.reqdocs.$doc.reqs[i+1,doc_id=$doc].subject}</text:h>
      <text:h text:style-name="P81" text:outline-level="2">{d.reqdocs.$doc.<text:span text:style-name="T26">chapters</text:span>[i,<text:span text:style-name="T19">doc_id=$doc</text:span>].title}</text:h>
      <text:p text:style-name="P4">{d.<text:span text:style-name="T14">reqdocs.</text:span>$doc.<text:span text:style-name="T26">chapters[i,doc_id = $doc].description</text:span>}</text:p>
      <text:h text:style-name="P76" text:outline-level="3">{d.reqdocs.$doc.chapters[i,<text:span text:style-name="T19">doc_id=$doc</text:span>].<text:span text:style-name="T30">reqs</text:span>[i,<text:span text:style-name="T19">doc_id=$doc</text:span>].s<text:span text:style-name="T30">ubject</text:span>}: {d.reqdocs.$doc.chapters[i,<text:span text:style-name="T19">doc_id=$doc</text:span>].<text:span text:style-name="T30">reqs</text:span>[i,<text:span text:style-name="T19">doc_id=$doc</text:span>].title}</text:h>
      <text:p text:style-name="P9">{d.<text:span text:style-name="T14">reqdocs.</text:span>$doc<text:span text:style-name="T14">.chapters[i,doc_id=$doc]</text:span>.<text:span text:style-name="T30">reqs[i,doc_id=$doc].description</text:span>}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1">Attribute</text:p>
          </table:table-cell>
          <table:table-cell table:style-name="Table2.A1" office:value-type="string">
            <text:p text:style-name="P51">Value</text:p>
          </table:table-cell>
        </table:table-row>
        <table:table-row table:style-name="Table2.2">
          <table:table-cell table:style-name="Table2.A2" office:value-type="string">
            <text:p text:style-name="P21">BD ID</text:p>
          </table:table-cell>
          <table:table-cell table:style-name="Table2.B2" office:value-type="string">
            <text:p text:style-name="P15">{<text:span text:style-name="T24">d.reqdocs.$doc.chapters[i,doc_id = $doc].reqs[i,doc_id = $doc]</text:span>.id}</text:p>
          </table:table-cell>
        </table:table-row>
        <table:table-row table:style-name="Table2.1">
          <table:table-cell table:style-name="Table2.A3" office:value-type="string">
            <text:p text:style-name="P27">Type</text:p>
          </table:table-cell>
          <table:table-cell table:style-name="Table2.B3" office:value-type="string">
            <text:p text:style-name="P45">{<text:span text:style-name="T24">d.reqdocs.$doc.chapters[i,doc_id = $doc].reqs[i,doc_id = $doc]</text:span>.<text:span text:style-name="T20">type</text:span>}</text:p>
          </table:table-cell>
        </table:table-row>
        <table:table-row table:style-name="Table2.1">
          <table:table-cell table:style-name="Table2.A4" office:value-type="string">
            <text:p text:style-name="P27">Level</text:p>
          </table:table-cell>
          <table:table-cell table:style-name="Table2.B4" office:value-type="string">
            <text:p text:style-name="P45">{<text:span text:style-name="T24">d.reqdocs.$doc.chapters[i,doc_id = $doc].reqs[i,doc_id = $doc]</text:span>.<text:span text:style-name="T20">level</text:span>}</text:p>
          </table:table-cell>
        </table:table-row>
        <table:table-row table:style-name="Table2.2">
          <table:table-cell table:style-name="Table2.A5" office:value-type="string">
            <text:p text:style-name="P27">Sources</text:p>
          </table:table-cell>
          <table:table-cell table:style-name="Table2.B5" office:value-type="string">
            <text:p text:style-name="P45">{<text:span text:style-name="T24">d.reqdocs.$doc.chapters[i,doc_id = $doc].reqs[i,doc_id = $doc]</text:span>.<text:span text:style-name="T20">sources</text:span>}</text:p>
          </table:table-cell>
        </table:table-row>
        <table:table-row table:style-name="Table2.1">
          <table:table-cell table:style-name="Table2.A10" office:value-type="string">
            <text:p text:style-name="P21">Target</text:p>
          </table:table-cell>
          <table:table-cell table:style-name="Table2.B10" office:value-type="string">
            <text:p text:style-name="P15">{<text:span text:style-name="T24">d.reqdocs.$doc.chapters[i,doc_id = $doc].reqs[i,doc_id = $doc]</text:span>.<text:span text:style-name="T21">target</text:span>}</text:p>
          </table:table-cell>
        </table:table-row>
        <table:table-row table:style-name="Table2.2">
          <table:table-cell table:style-name="Table2.A5" office:value-type="string">
            <text:p text:style-name="P21">Document</text:p>
          </table:table-cell>
          <table:table-cell table:style-name="Table2.B5" office:value-type="string">
            <text:p text:style-name="P15">{<text:span text:style-name="T24">d.reqdocs.$doc.chapters[i,doc_id = $doc].reqs[i,doc_id = $doc]</text:span>.doc}</text:p>
          </table:table-cell>
        </table:table-row>
        <table:table-row table:style-name="Table2.1">
          <table:table-cell table:style-name="Table2.A10" office:value-type="string">
            <text:p text:style-name="P21">Chapter</text:p>
          </table:table-cell>
          <table:table-cell table:style-name="Table2.B10" office:value-type="string">
            <text:p text:style-name="P15">{<text:span text:style-name="T24">d.reqdocs.$doc.chapters[i,doc_id = $doc].reqs[i,doc_id = $doc]</text:span>.chapter}</text:p>
          </table:table-cell>
        </table:table-row>
        <table:table-row table:style-name="Table2.2">
          <table:table-cell table:style-name="Table2.A5" office:value-type="string">
            <text:p text:style-name="P21">RqVar</text:p>
          </table:table-cell>
          <table:table-cell table:style-name="Table2.B5" office:value-type="string">
            <text:p text:style-name="P15">{<text:span text:style-name="T24">d.reqdocs.$doc.chapters[i,doc_id = $doc].reqs[i,doc_id = $doc]</text:span>.var}</text:p>
          </table:table-cell>
        </table:table-row>
        <table:table-row table:style-name="Table2.1">
          <table:table-cell table:style-name="Table2.A10" office:value-type="string">
            <text:p text:style-name="P21">RqValue</text:p>
          </table:table-cell>
          <table:table-cell table:style-name="Table2.B10" office:value-type="string">
            <text:p text:style-name="P15">{<text:span text:style-name="T24">d.reqdocs.$doc.chapters[i,doc_id = $doc].reqs[i,doc_id = $doc]</text:span>.value}</text:p>
          </table:table-cell>
        </table:table-row>
        <table:table-row table:style-name="Table2.2">
          <table:table-cell table:style-name="Table2.A5" office:value-type="string">
            <text:p text:style-name="P21">State</text:p>
          </table:table-cell>
          <table:table-cell table:style-name="Table2.B5" office:value-type="string">
            <text:p text:style-name="P39">{<text:span text:style-name="T24">d.reqdocs.$doc.chapters[i,doc_id = $doc].reqs[i,doc_id = $doc]</text:span>.<text:span text:style-name="T22">status</text:span>}</text:p>
          </table:table-cell>
        </table:table-row>
        <text:soft-page-break/>
        <table:table-row table:style-name="Table2.2">
          <table:table-cell table:style-name="Table2.B2" office:value-type="string">
            <text:p text:style-name="P33">Tracker</text:p>
          </table:table-cell>
          <table:table-cell table:style-name="Table2.B2" office:value-type="string">
            <text:p text:style-name="P15">{<text:span text:style-name="T24">d.reqdocs.$doc.chapters[i,doc_id = $doc].reqs[i,doc_id = $doc]</text:span>.<text:span text:style-name="T23">tracker</text:span>}</text:p>
          </table:table-cell>
        </table:table-row>
      </table:table>
      <text:p text:style-name="P90">Rationale</text:p>
      <text:p text:style-name="P56"><text:span text:style-name="T6">{d.reqdocs.$doc.chapters[i,doc_id = $doc].</text:span><text:span text:style-name="T8">reqs</text:span><text:span text:style-name="T6">[i,doc_id = $doc].</text:span><text:span text:style-name="T2">rationale</text:span><text:span text:style-name="T6">}</text:span></text:p>
      <text:h text:style-name="P78" text:outline-level="3">{d.reqdocs.$doc.chapters[i,<text:span text:style-name="T19">doc_id=$doc</text:span>].<text:span text:style-name="T31">reqs</text:span>[i<text:span text:style-name="T31">+1</text:span>,<text:span text:style-name="T19">doc_id=$doc</text:span>].<text:span text:style-name="T31">subject</text:span>}</text:h>
      <text:h text:style-name="P77" text:outline-level="3">{d.reqdocs.$doc.chapters[i,<text:span text:style-name="T19">doc_id=$doc</text:span>].chapters[i,<text:span text:style-name="T19">doc_id=$doc</text:span>].title}</text:h>
      <text:p text:style-name="P6">{d.<text:span text:style-name="T14">reqdocs.</text:span>$doc<text:span text:style-name="T14">.chapters[i,doc_id=$doc]</text:span>.chapters<text:span text:style-name="T14">[i,doc_id=$doc].description</text:span>}</text:p>
      <text:h text:style-name="P84" text:outline-level="4">{d.reqdocs.$doc.chapters[i,<text:span text:style-name="T19">doc_id=$doc</text:span>].chapters[i,<text:span text:style-name="T19">doc_id=$doc</text:span>].<text:span text:style-name="T30">reqs</text:span>[i,<text:span text:style-name="T19">doc_id=$doc</text:span>].<text:span text:style-name="T30">subject</text:span>}: {d.reqdocs.$doc.chapters[i,<text:span text:style-name="T19">doc_id=$doc</text:span>].chapters[i,<text:span text:style-name="T19">doc_id=$doc</text:span>].<text:span text:style-name="T30">reqs</text:span>[i,<text:span text:style-name="T19">doc_id=$doc</text:span>].title}</text:h>
      <text:p text:style-name="P9">{d.<text:span text:style-name="T14">reqdocs.</text:span>$doc<text:span text:style-name="T14">.chapters[i,doc_id=$doc].chapters[i,doc_id=$doc]</text:span>.<text:span text:style-name="T30">reqs[i,doc_id=$doc].description</text:span>}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1">Attribute</text:p>
          </table:table-cell>
          <table:table-cell table:style-name="Table3.A1" office:value-type="string">
            <text:p text:style-name="P51">Value</text:p>
          </table:table-cell>
        </table:table-row>
        <table:table-row table:style-name="Table3.2">
          <table:table-cell table:style-name="Table3.A2" office:value-type="string">
            <text:p text:style-name="P21">BD ID</text:p>
          </table:table-cell>
          <table:table-cell table:style-name="Table3.B2" office:value-type="string">
            <text:p text:style-name="P15">{<text:span text:style-name="T24">d.reqdocs.$doc.chapters[i,doc_id = $doc].chapters[i,doc_id = $doc].reqs[i,doc_id = $doc]</text:span>.id}</text:p>
          </table:table-cell>
        </table:table-row>
        <table:table-row table:style-name="Table3.1">
          <table:table-cell table:style-name="Table3.A3" office:value-type="string">
            <text:p text:style-name="P27">Type</text:p>
          </table:table-cell>
          <table:table-cell table:style-name="Table3.B3" office:value-type="string">
            <text:p text:style-name="P45">{<text:span text:style-name="T24">d.reqdocs.$doc.chapters[i,doc_id = $doc].chapters[i,doc_id = $doc].reqs[i,doc_id = $doc]</text:span>.<text:span text:style-name="T20">type</text:span>}</text:p>
          </table:table-cell>
        </table:table-row>
        <table:table-row table:style-name="Table3.1">
          <table:table-cell table:style-name="Table3.A4" office:value-type="string">
            <text:p text:style-name="P27">Level</text:p>
          </table:table-cell>
          <table:table-cell table:style-name="Table3.B4" office:value-type="string">
            <text:p text:style-name="P45">{<text:span text:style-name="T24">d.reqdocs.$doc.chapters[i,doc_id = $doc].chapters[i,doc_id = $doc].reqs[i,doc_id = $doc]</text:span>.<text:span text:style-name="T20">level</text:span>}</text:p>
          </table:table-cell>
        </table:table-row>
        <table:table-row table:style-name="Table3.2">
          <table:table-cell table:style-name="Table3.A5" office:value-type="string">
            <text:p text:style-name="P27">Sources</text:p>
          </table:table-cell>
          <table:table-cell table:style-name="Table3.B5" office:value-type="string">
            <text:p text:style-name="P45">{<text:span text:style-name="T24">d.reqdocs.$doc.chapters[i,doc_id = $doc].chapters[i,doc_id = $doc].reqs[i,doc_id = $doc]</text:span>.<text:span text:style-name="T20">sources</text:span>}</text:p>
          </table:table-cell>
        </table:table-row>
        <table:table-row table:style-name="Table3.1">
          <table:table-cell table:style-name="Table3.A10" office:value-type="string">
            <text:p text:style-name="P21">Target</text:p>
          </table:table-cell>
          <table:table-cell table:style-name="Table3.B10" office:value-type="string">
            <text:p text:style-name="P15">{<text:span text:style-name="T24">d.reqdocs.$doc.chapters[i,doc_id = $doc].chapters[i,doc_id = $doc].reqs[i,doc_id = $doc]</text:span>.<text:span text:style-name="T21">target</text:span>}</text:p>
          </table:table-cell>
        </table:table-row>
        <table:table-row table:style-name="Table3.2">
          <table:table-cell table:style-name="Table3.A5" office:value-type="string">
            <text:p text:style-name="P21">Document</text:p>
          </table:table-cell>
          <table:table-cell table:style-name="Table3.B5" office:value-type="string">
            <text:p text:style-name="P15">{<text:span text:style-name="T24">d.reqdocs.$doc.chapters[i,doc_id = $doc].chapters[i,doc_id = $doc].reqs[i,doc_id = $doc]</text:span>.doc}</text:p>
          </table:table-cell>
        </table:table-row>
        <table:table-row table:style-name="Table3.1">
          <table:table-cell table:style-name="Table3.A10" office:value-type="string">
            <text:p text:style-name="P21">Chapter</text:p>
          </table:table-cell>
          <table:table-cell table:style-name="Table3.B10" office:value-type="string">
            <text:p text:style-name="P15">{<text:span text:style-name="T24">d.reqdocs.$doc.chapters[i,doc_id = $doc].chapters[i,doc_id = $doc].reqs[i,doc_id = $doc]</text:span>.chapter}</text:p>
          </table:table-cell>
        </table:table-row>
        <table:table-row table:style-name="Table3.2">
          <table:table-cell table:style-name="Table3.A5" office:value-type="string">
            <text:p text:style-name="P21">RqVar</text:p>
          </table:table-cell>
          <table:table-cell table:style-name="Table3.B5" office:value-type="string">
            <text:p text:style-name="P15">{<text:span text:style-name="T24">d.reqdocs.$doc.chapters[i,doc_id = $doc].chapters[i,doc_id = $doc].reqs[i,doc_id = $doc]</text:span>.var}</text:p>
          </table:table-cell>
        </table:table-row>
        <table:table-row table:style-name="Table3.1">
          <table:table-cell table:style-name="Table3.A10" office:value-type="string">
            <text:p text:style-name="P21">RqValue</text:p>
          </table:table-cell>
          <table:table-cell table:style-name="Table3.B10" office:value-type="string">
            <text:p text:style-name="P15">{<text:span text:style-name="T24">d.reqdocs.$doc.chapters[i,doc_id = $doc].chapters[i,doc_id = $doc].reqs[i,doc_id = $doc]</text:span>.value}</text:p>
          </table:table-cell>
        </table:table-row>
        <table:table-row table:style-name="Table3.2">
          <table:table-cell table:style-name="Table3.A5" office:value-type="string">
            <text:p text:style-name="P21">State</text:p>
          </table:table-cell>
          <table:table-cell table:style-name="Table3.B5" office:value-type="string">
            <text:p text:style-name="P39">{<text:span text:style-name="T24">d.reqdocs.$doc.chapters[i,doc_id = $doc].chapters[i,doc_id = $doc].reqs[i,doc_id = $doc]</text:span>.<text:span text:style-name="T22">status</text:span>}</text:p>
          </table:table-cell>
        </table:table-row>
        <table:table-row table:style-name="Table3.2">
          <table:table-cell table:style-name="Table3.B2" office:value-type="string">
            <text:p text:style-name="P33">Tracker</text:p>
          </table:table-cell>
          <table:table-cell table:style-name="Table3.B2" office:value-type="string">
            <text:p text:style-name="P15">{<text:span text:style-name="T24">d.reqdocs.$doc.chapters[i,doc_id = $doc].chapters[i,doc_id = $doc].reqs[i,doc_id = $doc]</text:span>.<text:span text:style-name="T23">tracker</text:span>}</text:p>
          </table:table-cell>
        </table:table-row>
      </table:table>
      <text:p text:style-name="P90">Rationale</text:p>
      <text:p text:style-name="P56"><text:span text:style-name="T6">{d.reqdocs.$doc.chapters[i,doc_id = $doc].chapters[i,doc_id = $doc].</text:span><text:span text:style-name="T8">reqs</text:span><text:span text:style-name="T6">[i,doc_id = $doc].</text:span><text:span text:style-name="T2">rationale</text:span><text:span text:style-name="T6">}</text:span></text:p>
      <text:h text:style-name="P86" text:outline-level="4"><text:soft-page-break/><text:span text:style-name="T7">{d.reqdocs.$doc.chapters[i,</text:span><text:span text:style-name="T9">doc_id=$doc</text:span><text:span text:style-name="T7">].chapters[i,</text:span><text:span text:style-name="T9">doc_id=$doc</text:span><text:span text:style-name="T7">].</text:span><text:span text:style-name="T8">reqs</text:span><text:span text:style-name="T7">[i</text:span><text:span text:style-name="T10">+1</text:span><text:span text:style-name="T7">,</text:span><text:span text:style-name="T9">doc_id=$doc</text:span><text:span text:style-name="T7">].</text:span><text:span text:style-name="T8">subject</text:span><text:span text:style-name="T7">}</text:span></text:h>
      <text:h text:style-name="P85" text:outline-level="4">{d.reqdocs.$doc.chapters[i,doc_id = $doc].chapters[i,doc_id = $doc].chapters[i,doc_id = $doc].title}</text:h>
      <text:p text:style-name="P10">{d.<text:span text:style-name="T14">reqdocs.</text:span>$doc<text:span text:style-name="T14">.chapters[i,doc_id = $doc].chapters[i,doc_id = $doc]</text:span>.chapters<text:span text:style-name="T14">[i,doc_id = $doc].description</text:span>}</text:p>
      <text:h text:style-name="P69" text:outline-level="5">{d.reqdocs.$doc.chapters[i,<text:span text:style-name="T19">doc_id=$doc</text:span>]<text:span text:style-name="T1">.chapters[i,</text:span><text:span text:style-name="T9">doc_id=$doc</text:span><text:span text:style-name="T1">]</text:span>.chapters[i,<text:span text:style-name="T19">doc_id=$doc</text:span>].<text:span text:style-name="T30">reqs</text:span>[i,<text:span text:style-name="T19">doc_id=$doc</text:span>].<text:span text:style-name="T30">subject</text:span>}: {d.reqdocs.$doc<text:span text:style-name="T1">.chapters[i,</text:span><text:span text:style-name="T9">doc_id=$doc</text:span><text:span text:style-name="T1">]</text:span>.chapters[i,<text:span text:style-name="T19">doc_id=$doc</text:span>].chapters[i,<text:span text:style-name="T19">doc_id=$doc</text:span>].<text:span text:style-name="T30">reqs</text:span>[i,<text:span text:style-name="T19">doc_id=$doc</text:span>].title}</text:h>
      <text:p text:style-name="P10">{d.<text:span text:style-name="T14">reqdocs.</text:span>$doc<text:span text:style-name="T14">.chapters[i,doc_id=$doc].chapters[i,doc_id=$doc].chapters[i,doc_id=$doc]</text:span>.<text:span text:style-name="T30">reqs[i,doc_id=$doc].description</text:span>}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2">Attribute</text:p>
          </table:table-cell>
          <table:table-cell table:style-name="Table4.A1" office:value-type="string">
            <text:p text:style-name="P52">Value</text:p>
          </table:table-cell>
        </table:table-row>
        <table:table-row table:style-name="Table4.2">
          <table:table-cell table:style-name="Table4.A2" office:value-type="string">
            <text:p text:style-name="P22">BD ID</text:p>
          </table:table-cell>
          <table:table-cell table:style-name="Table4.B2" office:value-type="string">
            <text:p text:style-name="P16">{<text:span text:style-name="T24">d.reqdocs.$doc.chapters[i,doc_id=$doc].chapters[i,doc_id = $doc].chapters[i,doc_id = $doc].reqs[i,doc_id = $doc]</text:span>.id}</text:p>
          </table:table-cell>
        </table:table-row>
        <table:table-row table:style-name="Table4.1">
          <table:table-cell table:style-name="Table4.A3" office:value-type="string">
            <text:p text:style-name="P28">Type</text:p>
          </table:table-cell>
          <table:table-cell table:style-name="Table4.B3" office:value-type="string">
            <text:p text:style-name="P46">{<text:span text:style-name="T24">d.reqdocs.$doc.chapters[i,doc_id=$doc].chapters[i,doc_id = $doc].chapters[i,doc_id = $doc].reqs[i,doc_id = $doc]</text:span>.<text:span text:style-name="T20">type</text:span>}</text:p>
          </table:table-cell>
        </table:table-row>
        <table:table-row table:style-name="Table4.1">
          <table:table-cell table:style-name="Table4.A4" office:value-type="string">
            <text:p text:style-name="P28">Level</text:p>
          </table:table-cell>
          <table:table-cell table:style-name="Table4.B4" office:value-type="string">
            <text:p text:style-name="P46">{<text:span text:style-name="T24">d.reqdocs.$doc.chapters[i,doc_id=$doc].chapters[i,doc_id = $doc].chapters[i,doc_id = $doc].reqs[i,doc_id = $doc]</text:span>.<text:span text:style-name="T20">level</text:span>}</text:p>
          </table:table-cell>
        </table:table-row>
        <table:table-row table:style-name="Table4.2">
          <table:table-cell table:style-name="Table4.A5" office:value-type="string">
            <text:p text:style-name="P28">Sources</text:p>
          </table:table-cell>
          <table:table-cell table:style-name="Table4.B5" office:value-type="string">
            <text:p text:style-name="P46">{<text:span text:style-name="T24">d.reqdocs.$doc.chapters[i,doc_id=$doc].chapters[i,doc_id = $doc].chapters[i,doc_id = $doc].reqs[i,doc_id = $doc]</text:span>.<text:span text:style-name="T20">sources</text:span>}</text:p>
          </table:table-cell>
        </table:table-row>
        <table:table-row table:style-name="Table4.1">
          <table:table-cell table:style-name="Table4.A10" office:value-type="string">
            <text:p text:style-name="P22">Target</text:p>
          </table:table-cell>
          <table:table-cell table:style-name="Table4.B10" office:value-type="string">
            <text:p text:style-name="P16">{<text:span text:style-name="T24">d.reqdocs.$doc.chapters[i,doc_id=$doc].chapters[i,doc_id = $doc].chapters[i,doc_id = $doc].reqs[i,doc_id = $doc]</text:span>.<text:span text:style-name="T21">target</text:span>}</text:p>
          </table:table-cell>
        </table:table-row>
        <table:table-row table:style-name="Table4.2">
          <table:table-cell table:style-name="Table4.A5" office:value-type="string">
            <text:p text:style-name="P22">Document</text:p>
          </table:table-cell>
          <table:table-cell table:style-name="Table4.B5" office:value-type="string">
            <text:p text:style-name="P16">{<text:span text:style-name="T24">d.reqdocs.$doc.chapters[i,doc_id=$doc].chapters[i,doc_id = $doc].chapters[i,doc_id = $doc].reqs[i,doc_id = $doc]</text:span>.doc}</text:p>
          </table:table-cell>
        </table:table-row>
        <table:table-row table:style-name="Table4.1">
          <table:table-cell table:style-name="Table4.A10" office:value-type="string">
            <text:p text:style-name="P22">Chapter</text:p>
          </table:table-cell>
          <table:table-cell table:style-name="Table4.B10" office:value-type="string">
            <text:p text:style-name="P16">{<text:span text:style-name="T24">d.reqdocs.$doc.chapters[i,doc_id=$doc].chapters[i,doc_id = $doc].chapters[i,doc_id = $doc].reqs[i,doc_id = $doc]</text:span>.chapter}</text:p>
          </table:table-cell>
        </table:table-row>
        <table:table-row table:style-name="Table4.2">
          <table:table-cell table:style-name="Table4.A5" office:value-type="string">
            <text:p text:style-name="P22">RqVar</text:p>
          </table:table-cell>
          <table:table-cell table:style-name="Table4.B5" office:value-type="string">
            <text:p text:style-name="P16">{<text:span text:style-name="T24">d.reqdocs.$doc.chapters[i,doc_id=$doc].chapters[i,doc_id = $doc].chapters[i,doc_id = $doc].reqs[i,doc_id = $doc]</text:span>.var}</text:p>
          </table:table-cell>
        </table:table-row>
        <table:table-row table:style-name="Table4.1">
          <table:table-cell table:style-name="Table4.A10" office:value-type="string">
            <text:p text:style-name="P22">RqValue</text:p>
          </table:table-cell>
          <table:table-cell table:style-name="Table4.B10" office:value-type="string">
            <text:p text:style-name="P16">{<text:span text:style-name="T24">d.reqdocs.$doc.chapters[i,doc_id=$doc].chapters[i,doc_id = $doc].chapters[i,doc_id = $doc].reqs[i,doc_id = $doc]</text:span>.value}</text:p>
          </table:table-cell>
        </table:table-row>
        <table:table-row table:style-name="Table4.2">
          <table:table-cell table:style-name="Table4.A5" office:value-type="string">
            <text:p text:style-name="P22">State</text:p>
          </table:table-cell>
          <table:table-cell table:style-name="Table4.B5" office:value-type="string">
            <text:p text:style-name="P40">{<text:span text:style-name="T24">d.reqdocs.$doc.chapters[i,doc_id=$doc].chapters[i,doc_id = $doc].chapters[i,doc_id = $doc].reqs[i,doc_id = $doc]</text:span>.<text:span text:style-name="T22">status</text:span>}</text:p>
          </table:table-cell>
        </table:table-row>
        <table:table-row table:style-name="Table4.2">
          <table:table-cell table:style-name="Table4.B2" office:value-type="string">
            <text:p text:style-name="P34">Tracker</text:p>
          </table:table-cell>
          <table:table-cell table:style-name="Table4.B2" office:value-type="string">
            <text:p text:style-name="P16">{<text:span text:style-name="T24">d.reqdocs.$doc.chapters[i,doc_id=$doc].chapters[i,doc_id = $doc].chapters[i,doc_id = $doc].reqs[i,doc_id = $doc]</text:span>.<text:span text:style-name="T23">tracker</text:span>}</text:p>
          </table:table-cell>
        </table:table-row>
      </table:table>
      <text:p text:style-name="P91">Rationale</text:p>
      <text:p text:style-name="P10">{d.reqdocs.$doc<text:span text:style-name="T14">.chapters[i,doc_id=$doc]</text:span>.chapters[i,doc_id = $doc].chapters[i,doc_id = $doc].<text:span text:style-name="T30">reqs</text:span>[i,doc_id = $doc].<text:span text:style-name="T20">rationale</text:span>}</text:p>
      <text:h text:style-name="P71" text:outline-level="5"><text:soft-page-break/>{d.reqdocs.$doc.chapters[i,<text:span text:style-name="T19">doc_id=$doc</text:span>].chapters[i,<text:span text:style-name="T19">doc_id=$doc</text:span>].chapters[i,<text:span text:style-name="T19">doc_id=$doc</text:span>].<text:span text:style-name="T30">reqs</text:span>[i<text:span text:style-name="T31">+1</text:span>,<text:span text:style-name="T19">doc_id=$doc</text:span>].<text:span text:style-name="T30">subject</text:span>}</text:h>
      <text:h text:style-name="P70" text:outline-level="5">{d.reqdocs.$doc.chapters[i,doc_id = $doc].chapters[i,doc_id = $doc].chapters[i,doc_id = $doc].chapters[i,doc_id = $doc].title}</text:h>
      <text:p text:style-name="P7">{d.<text:span text:style-name="T14">reqdocs.</text:span>$doc<text:span text:style-name="T14">.chapters[i,doc_id = $doc].chapters[i,doc_id = $doc].chapters[i,doc_id = $doc]</text:span>.chapters<text:span text:style-name="T14">[i,doc_id = $doc].description</text:span>}</text:p>
      <text:h text:style-name="P62" text:outline-level="6">{d.reqdocs.$doc.chapters[i,<text:span text:style-name="T19">doc_id=$doc</text:span>].chapters[i,<text:span text:style-name="T19">doc_id=$doc</text:span>]<text:span text:style-name="T1">.chapters[i,</text:span><text:span text:style-name="T9">doc_id=$doc</text:span><text:span text:style-name="T1">]</text:span>.chapters[i,<text:span text:style-name="T19">doc_id=$doc</text:span>].<text:span text:style-name="T30">reqs</text:span>[i,<text:span text:style-name="T19">doc_id=$doc</text:span>].<text:span text:style-name="T30">subject</text:span>}: {d.reqdocs.$doc.chapters[i,<text:span text:style-name="T19">doc_id=$doc</text:span>]<text:span text:style-name="T1">.chapters[i,</text:span><text:span text:style-name="T9">doc_id=$doc</text:span><text:span text:style-name="T1">]</text:span>.chapters[i,<text:span text:style-name="T19">doc_id=$doc</text:span>].chapters[i,<text:span text:style-name="T19">doc_id=$doc</text:span>].<text:span text:style-name="T30">reqs</text:span>[i,<text:span text:style-name="T19">doc_id=$doc</text:span>].title}</text:h>
      <text:p text:style-name="P11">{d.<text:span text:style-name="T14">reqdocs.</text:span>$doc<text:span text:style-name="T14">.chapters[i,doc_id=$doc].chapters[i,doc_id=$doc].chapters[i,doc_id=$doc].chapters[i,doc_id=$doc]</text:span>.<text:span text:style-name="T30">reqs[i,doc_id=$doc].description</text:span>}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>Attribute</text:p>
          </table:table-cell>
          <table:table-cell table:style-name="Table5.A1" office:value-type="string">
            <text:p text:style-name="P53">Value</text:p>
          </table:table-cell>
        </table:table-row>
        <table:table-row table:style-name="Table5.2">
          <table:table-cell table:style-name="Table5.A2" office:value-type="string">
            <text:p text:style-name="P23">BD ID</text:p>
          </table:table-cell>
          <table:table-cell table:style-name="Table5.B2" office:value-type="string">
            <text:p text:style-name="P17">{<text:span text:style-name="T24">d.reqdocs.$doc.chapters[i,doc_id=$doc].chapters[i,doc_id=$doc].chapters[i,doc_id = $doc].chapters[i,doc_id = $doc].reqs[i,doc_id = $doc]</text:span>.id}</text:p>
          </table:table-cell>
        </table:table-row>
        <table:table-row table:style-name="Table5.1">
          <table:table-cell table:style-name="Table5.A3" office:value-type="string">
            <text:p text:style-name="P29">Type</text:p>
          </table:table-cell>
          <table:table-cell table:style-name="Table5.B3" office:value-type="string">
            <text:p text:style-name="P47">{<text:span text:style-name="T24">d.reqdocs.$doc.chapters[i,doc_id=$doc].chapters[i,doc_id=$doc].chapters[i,doc_id = $doc].chapters[i,doc_id = $doc].reqs[i,doc_id = $doc]</text:span>.<text:span text:style-name="T20">type</text:span>}</text:p>
          </table:table-cell>
        </table:table-row>
        <table:table-row table:style-name="Table5.1">
          <table:table-cell table:style-name="Table5.A4" office:value-type="string">
            <text:p text:style-name="P29">Level</text:p>
          </table:table-cell>
          <table:table-cell table:style-name="Table5.B4" office:value-type="string">
            <text:p text:style-name="P47">{<text:span text:style-name="T24">d.reqdocs.$doc.chapters[i,doc_id=$doc].chapters[i,doc_id=$doc].chapters[i,doc_id = $doc].chapters[i,doc_id = $doc].reqs[i,doc_id = $doc]</text:span>.<text:span text:style-name="T20">level</text:span>}</text:p>
          </table:table-cell>
        </table:table-row>
        <table:table-row table:style-name="Table5.2">
          <table:table-cell table:style-name="Table5.A5" office:value-type="string">
            <text:p text:style-name="P29">Sources</text:p>
          </table:table-cell>
          <table:table-cell table:style-name="Table5.B5" office:value-type="string">
            <text:p text:style-name="P47">{<text:span text:style-name="T24">d.reqdocs.$doc.chapters[i,doc_id=$doc].chapters[i,doc_id=$doc].chapters[i,doc_id = $doc].chapters[i,doc_id = $doc].reqs[i,doc_id = $doc]</text:span>.<text:span text:style-name="T20">sources</text:span>}</text:p>
          </table:table-cell>
        </table:table-row>
        <table:table-row table:style-name="Table5.1">
          <table:table-cell table:style-name="Table5.A10" office:value-type="string">
            <text:p text:style-name="P23">Target</text:p>
          </table:table-cell>
          <table:table-cell table:style-name="Table5.B10" office:value-type="string">
            <text:p text:style-name="P17">{<text:span text:style-name="T24">d.reqdocs.$doc.chapters[i,doc_id=$doc].chapters[i,doc_id=$doc].chapters[i,doc_id = $doc].chapters[i,doc_id = $doc].reqs[i,doc_id = $doc]</text:span>.<text:span text:style-name="T21">target</text:span>}</text:p>
          </table:table-cell>
        </table:table-row>
        <table:table-row table:style-name="Table5.2">
          <table:table-cell table:style-name="Table5.A5" office:value-type="string">
            <text:p text:style-name="P23">Document</text:p>
          </table:table-cell>
          <table:table-cell table:style-name="Table5.B5" office:value-type="string">
            <text:p text:style-name="P17">{<text:span text:style-name="T24">d.reqdocs.$doc.chapters[i,doc_id=$doc].chapters[i,doc_id=$doc].chapters[i,doc_id = $doc].chapters[i,doc_id = $doc].reqs[i,doc_id = $doc]</text:span>.doc}</text:p>
          </table:table-cell>
        </table:table-row>
        <table:table-row table:style-name="Table5.1">
          <table:table-cell table:style-name="Table5.A10" office:value-type="string">
            <text:p text:style-name="P23">Chapter</text:p>
          </table:table-cell>
          <table:table-cell table:style-name="Table5.B10" office:value-type="string">
            <text:p text:style-name="P17">{<text:span text:style-name="T24">d.reqdocs.$doc.chapters[i,doc_id=$doc].chapters[i,doc_id=$doc].chapters[i,doc_id = $doc].chapters[i,doc_id = $doc].reqs[i,doc_id = $doc]</text:span>.chapter}</text:p>
          </table:table-cell>
        </table:table-row>
        <table:table-row table:style-name="Table5.2">
          <table:table-cell table:style-name="Table5.A5" office:value-type="string">
            <text:p text:style-name="P23">RqVar</text:p>
          </table:table-cell>
          <table:table-cell table:style-name="Table5.B5" office:value-type="string">
            <text:p text:style-name="P17">{<text:span text:style-name="T24">d.reqdocs.$doc.chapters[i,doc_id=$doc].chapters[i,doc_id=$doc].chapters[i,doc_id = $doc].chapters[i,doc_id = $doc].reqs[i,doc_id = $doc]</text:span>.var}</text:p>
          </table:table-cell>
        </table:table-row>
        <table:table-row table:style-name="Table5.1">
          <table:table-cell table:style-name="Table5.A10" office:value-type="string">
            <text:p text:style-name="P23">RqValue</text:p>
          </table:table-cell>
          <table:table-cell table:style-name="Table5.B10" office:value-type="string">
            <text:p text:style-name="P17">{<text:span text:style-name="T24">d.reqdocs.$doc.chapters[i,doc_id=$doc].chapters[i,doc_id=$doc].chapters[i,doc_id = $doc].chapters[i,doc_id = $doc].reqs[i,doc_id = $doc]</text:span>.value}</text:p>
          </table:table-cell>
        </table:table-row>
        <table:table-row table:style-name="Table5.2">
          <table:table-cell table:style-name="Table5.A5" office:value-type="string">
            <text:p text:style-name="P23">State</text:p>
          </table:table-cell>
          <table:table-cell table:style-name="Table5.B5" office:value-type="string">
            <text:p text:style-name="P41">{<text:span text:style-name="T24">d.reqdocs.$doc.chapters[i,doc_id=$doc].chapters[i,doc_id=$doc].chapters[i,doc_id = $doc].chapters[i,doc_id = $doc].reqs[i,doc_id = $doc]</text:span>.<text:span text:style-name="T22">status</text:span>}</text:p>
          </table:table-cell>
        </table:table-row>
        <text:soft-page-break/>
        <table:table-row table:style-name="Table5.2">
          <table:table-cell table:style-name="Table5.B2" office:value-type="string">
            <text:p text:style-name="P35">Tracker</text:p>
          </table:table-cell>
          <table:table-cell table:style-name="Table5.B2" office:value-type="string">
            <text:p text:style-name="P17">{<text:span text:style-name="T24">d.reqdocs.$doc.chapters[i,doc_id=$doc].chapters[i,doc_id=$doc].chapters[i,doc_id = $doc].chapters[i,doc_id = $doc].reqs[i,doc_id = $doc]</text:span>.<text:span text:style-name="T23">tracker</text:span>}</text:p>
          </table:table-cell>
        </table:table-row>
      </table:table>
      <text:p text:style-name="P92">Rationale</text:p>
      <text:p text:style-name="P59"><text:span text:style-name="T6">{d.reqdocs.$doc</text:span><text:span text:style-name="T7">.chapters[i,doc_id=$doc].chapters[i,doc_id=$doc]</text:span><text:span text:style-name="T6">.chapters[i,doc_id = $doc].chapters[i,doc_id = $doc].</text:span><text:span text:style-name="T8">reqs</text:span><text:span text:style-name="T6">[i,doc_id = $doc].</text:span><text:span text:style-name="T2">rationale</text:span><text:span text:style-name="T6">}</text:span></text:p>
      <text:h text:style-name="P64" text:outline-level="6"><text:span text:style-name="T7">{d.reqdocs.$doc.chapters[i,</text:span><text:span text:style-name="T9">doc_id=$doc</text:span><text:span text:style-name="T7">].chapters[i,</text:span><text:span text:style-name="T9">doc_id=$doc</text:span><text:span text:style-name="T7">].chapters[i,</text:span><text:span text:style-name="T9">doc_id=$doc</text:span><text:span text:style-name="T7">].chapters[i,</text:span><text:span text:style-name="T9">doc_id=$doc</text:span><text:span text:style-name="T7">].</text:span><text:span text:style-name="T8">reqs</text:span><text:span text:style-name="T7">[i</text:span><text:span text:style-name="T10">+1</text:span><text:span text:style-name="T7">,</text:span><text:span text:style-name="T9">doc_id=$doc</text:span><text:span text:style-name="T7">].</text:span><text:span text:style-name="T8">subject</text:span><text:span text:style-name="T7">}</text:span></text:h>
      <text:h text:style-name="P63" text:outline-level="6">{d.reqdocs.$doc.chapters[i,doc_id = $doc].chapters[i,doc_id = $doc].chapters[i,doc_id = $doc].chapters[i,doc_id = $doc].chapters[i,doc_id = $doc].title}</text:h>
      <text:p text:style-name="P8">{d.<text:span text:style-name="T14">reqdocs.</text:span>$doc<text:span text:style-name="T14">.chapters[i,doc_id = $doc].chapters[i,doc_id = $doc].chapters[i,doc_id = $doc].chapters[i,doc_id = $doc]</text:span>.chapters<text:span text:style-name="T14">[i,doc_id = $doc].description</text:span>}</text:p>
      <text:h text:style-name="P66" text:outline-level="7">{d.reqdocs.$doc<text:span text:style-name="T1">.chapters[i,doc_id = $doc]</text:span>.chapters[i,<text:span text:style-name="T19">doc_id=$doc</text:span>].chapters[i,<text:span text:style-name="T19">doc_id=$doc</text:span>]<text:span text:style-name="T1">.chapters[i,</text:span><text:span text:style-name="T9">doc_id=$doc</text:span><text:span text:style-name="T1">]</text:span>.chapters[i,<text:span text:style-name="T19">doc_id=$doc</text:span>].<text:span text:style-name="T30">reqs</text:span>[i,<text:span text:style-name="T19">doc_id=$doc</text:span>].<text:span text:style-name="T30">subject</text:span>}: {d.reqdocs.$doc<text:span text:style-name="T1">.chapters[i,doc_id = $doc]</text:span>.chapters[i,<text:span text:style-name="T19">doc_id=$doc</text:span>]<text:span text:style-name="T1">.chapters[i,</text:span><text:span text:style-name="T9">doc_id=$doc</text:span><text:span text:style-name="T1">]</text:span>.chapters[i,<text:span text:style-name="T19">doc_id=$doc</text:span>].chapters[i,<text:span text:style-name="T19">doc_id=$doc</text:span>].<text:span text:style-name="T30">reqs</text:span>[i,<text:span text:style-name="T19">doc_id=$doc</text:span>].title}</text:h>
      <text:p text:style-name="P12">{d.<text:span text:style-name="T14">reqdocs.</text:span>$doc<text:span text:style-name="T14">.chapters[i,doc_id = $doc].chapters[i,doc_id=$doc].chapters[i,doc_id=$doc].chapters[i,doc_id=$doc].chapters[i,doc_id=$doc]</text:span>.<text:span text:style-name="T30">reqs[i,doc_id=$doc].description</text:span>}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4">Attribute</text:p>
          </table:table-cell>
          <table:table-cell table:style-name="Table6.A1" office:value-type="string">
            <text:p text:style-name="P54">Value</text:p>
          </table:table-cell>
        </table:table-row>
        <table:table-row table:style-name="Table6.2">
          <table:table-cell table:style-name="Table6.A2" office:value-type="string">
            <text:p text:style-name="P24">BD ID</text:p>
          </table:table-cell>
          <table:table-cell table:style-name="Table6.B2" office:value-type="string">
            <text:p text:style-name="P18">{<text:span text:style-name="T24">d.reqdocs.$doc.chapters[i,doc_id = $doc].chapters[i,doc_id=$doc].chapters[i,doc_id=$doc].chapters[i,doc_id = $doc].chapters[i,doc_id = $doc].reqs[i,doc_id = $doc]</text:span>.id}</text:p>
          </table:table-cell>
        </table:table-row>
        <table:table-row table:style-name="Table6.1">
          <table:table-cell table:style-name="Table6.A3" office:value-type="string">
            <text:p text:style-name="P30">Type</text:p>
          </table:table-cell>
          <table:table-cell table:style-name="Table6.B3" office:value-type="string">
            <text:p text:style-name="P48">{<text:span text:style-name="T24">d.reqdocs.$doc.chapters[i,doc_id = $doc].chapters[i,doc_id=$doc].chapters[i,doc_id=$doc].chapters[i,doc_id = $doc].chapters[i,doc_id = $doc].reqs[i,doc_id = $doc]</text:span>.<text:span text:style-name="T20">type</text:span>}</text:p>
          </table:table-cell>
        </table:table-row>
        <table:table-row table:style-name="Table6.1">
          <table:table-cell table:style-name="Table6.A4" office:value-type="string">
            <text:p text:style-name="P30">Level</text:p>
          </table:table-cell>
          <table:table-cell table:style-name="Table6.B4" office:value-type="string">
            <text:p text:style-name="P48">{<text:span text:style-name="T24">d.reqdocs.$doc.chapters[i,doc_id = $doc].chapters[i,doc_id=$doc].chapters[i,doc_id=$doc].chapters[i,doc_id = $doc].chapters[i,doc_id = $doc].reqs[i,doc_id = $doc]</text:span>.<text:span text:style-name="T20">level</text:span>}</text:p>
          </table:table-cell>
        </table:table-row>
        <table:table-row table:style-name="Table6.2">
          <table:table-cell table:style-name="Table6.A5" office:value-type="string">
            <text:p text:style-name="P30">Sources</text:p>
          </table:table-cell>
          <table:table-cell table:style-name="Table6.B5" office:value-type="string">
            <text:p text:style-name="P48">{<text:span text:style-name="T24">d.reqdocs.$doc.chapters[i,doc_id = $doc].chapters[i,doc_id=$doc].chapters[i,doc_id=$doc].chapters[i,doc_id = $doc].chapters[i,doc_id = $doc].reqs[i,doc_id = $doc]</text:span>.<text:span text:style-name="T20">sources</text:span>}</text:p>
          </table:table-cell>
        </table:table-row>
        <table:table-row table:style-name="Table6.1">
          <table:table-cell table:style-name="Table6.A10" office:value-type="string">
            <text:p text:style-name="P24">Target</text:p>
          </table:table-cell>
          <table:table-cell table:style-name="Table6.B10" office:value-type="string">
            <text:p text:style-name="P18">{<text:span text:style-name="T24">d.reqdocs.$doc.chapters[i,doc_id = $doc].chapters[i,doc_id=$doc].chapters[i,doc_id=$doc].chapters[i,doc_id = $doc].chapters[i,doc_id = $doc].reqs[i,doc_id = $doc]</text:span>.<text:span text:style-name="T21">target</text:span>}</text:p>
          </table:table-cell>
        </table:table-row>
        <table:table-row table:style-name="Table6.2">
          <table:table-cell table:style-name="Table6.A5" office:value-type="string">
            <text:p text:style-name="P24">Document</text:p>
          </table:table-cell>
          <table:table-cell table:style-name="Table6.B5" office:value-type="string">
            <text:p text:style-name="P18">{<text:span text:style-name="T24">d.reqdocs.$doc.chapters[i,doc_id = $doc].chapters[i,doc_id=$doc].chapters[i,doc_id=$doc].chapters[i,doc_id = $doc].chapters[i,doc_id = $doc].reqs[i,doc_id = $doc]</text:span>.doc}</text:p>
          </table:table-cell>
        </table:table-row>
        <table:table-row table:style-name="Table6.1">
          <table:table-cell table:style-name="Table6.A10" office:value-type="string">
            <text:p text:style-name="P24">Chapter</text:p>
          </table:table-cell>
          <table:table-cell table:style-name="Table6.B10" office:value-type="string">
            <text:p text:style-name="P18">{<text:span text:style-name="T24">d.reqdocs.$doc.chapters[i,doc_id = $doc].chapters[i,doc_id=$doc].chapters[i,doc_id=$doc].chapters[i,doc_id = $doc].chapters[i,doc_id = $doc].reqs[i,doc_id = $doc]</text:span>.chapter}</text:p>
          </table:table-cell>
        </table:table-row>
        <table:table-row table:style-name="Table6.2">
          <table:table-cell table:style-name="Table6.A5" office:value-type="string">
            <text:p text:style-name="P24">RqVar</text:p>
          </table:table-cell>
          <table:table-cell table:style-name="Table6.B5" office:value-type="string">
            <text:p text:style-name="P18">{<text:span text:style-name="T24">d.reqdocs.$doc.chapters[i,doc_id = $doc].chapters[i,doc_id=$doc].chapters[i,doc_id=$doc].chapters[i,doc_i</text:span><text:soft-page-break/><text:span text:style-name="T24">d = $doc].chapters[i,doc_id = $doc].reqs[i,doc_id = $doc]</text:span>.var}</text:p>
          </table:table-cell>
        </table:table-row>
        <table:table-row table:style-name="Table6.1">
          <table:table-cell table:style-name="Table6.A10" office:value-type="string">
            <text:p text:style-name="P24">RqValue</text:p>
          </table:table-cell>
          <table:table-cell table:style-name="Table6.B10" office:value-type="string">
            <text:p text:style-name="P18">{<text:span text:style-name="T24">d.reqdocs.$doc.chapters[i,doc_id = $doc].chapters[i,doc_id=$doc].chapters[i,doc_id=$doc].chapters[i,doc_id = $doc].chapters[i,doc_id = $doc].reqs[i,doc_id = $doc]</text:span>.value}</text:p>
          </table:table-cell>
        </table:table-row>
        <table:table-row table:style-name="Table6.2">
          <table:table-cell table:style-name="Table6.A5" office:value-type="string">
            <text:p text:style-name="P24">State</text:p>
          </table:table-cell>
          <table:table-cell table:style-name="Table6.B5" office:value-type="string">
            <text:p text:style-name="P42">{<text:span text:style-name="T24">d.reqdocs.$doc.chapters[i,doc_id = $doc].chapters[i,doc_id=$doc].chapters[i,doc_id=$doc].chapters[i,doc_id = $doc].chapters[i,doc_id = $doc].reqs[i,doc_id = $doc]</text:span>.<text:span text:style-name="T22">status</text:span>}</text:p>
          </table:table-cell>
        </table:table-row>
        <table:table-row table:style-name="Table6.2">
          <table:table-cell table:style-name="Table6.B2" office:value-type="string">
            <text:p text:style-name="P36">Tracker</text:p>
          </table:table-cell>
          <table:table-cell table:style-name="Table6.B2" office:value-type="string">
            <text:p text:style-name="P18">{<text:span text:style-name="T24">d.reqdocs.$doc.chapters[i,doc_id = $doc].chapters[i,doc_id=$doc].chapters[i,doc_id=$doc].chapters[i,doc_id = $doc].chapters[i,doc_id = $doc].reqs[i,doc_id = $doc]</text:span>.<text:span text:style-name="T23">tracker</text:span>}</text:p>
          </table:table-cell>
        </table:table-row>
      </table:table>
      <text:p text:style-name="P93">Rationale</text:p>
      <text:p text:style-name="P60"><text:span text:style-name="T6">{d.reqdocs.$doc</text:span><text:span text:style-name="T7">.chapters[i,doc_id = $doc].chapters[i,doc_id=$doc].chapters[i,doc_id=$doc]</text:span><text:span text:style-name="T6">.chapters[i,doc_id = $doc].chapters[i,doc_id = $doc].</text:span><text:span text:style-name="T8">reqs</text:span><text:span text:style-name="T6">[i,doc_id = $doc].</text:span><text:span text:style-name="T2">rationale</text:span><text:span text:style-name="T6">}</text:span></text:p>
      <text:h text:style-name="P67" text:outline-level="7"><text:span text:style-name="T7">{d.reqdocs.$doc.chapters[i,doc_id = $doc].chapters[i,</text:span><text:span text:style-name="T9">doc_id=$doc</text:span><text:span text:style-name="T7">].chapters[i,</text:span><text:span text:style-name="T9">doc_id=$doc</text:span><text:span text:style-name="T7">].chapters[i,</text:span><text:span text:style-name="T9">doc_id=$doc</text:span><text:span text:style-name="T7">].chapters[i,</text:span><text:span text:style-name="T9">doc_id=$doc</text:span><text:span text:style-name="T7">].</text:span><text:span text:style-name="T8">reqs</text:span><text:span text:style-name="T7">[i</text:span><text:span text:style-name="T10">+1</text:span><text:span text:style-name="T7">,</text:span><text:span text:style-name="T9">doc_id=$doc</text:span><text:span text:style-name="T7">].</text:span><text:span text:style-name="T8">subject</text:span><text:span text:style-name="T7">}</text:span></text:h>
      <text:h text:style-name="P67" text:outline-level="7"><text:span text:style-name="T14">{d.reqdocs.$doc</text:span><text:span text:style-name="T7">.chapters[i,doc_id = $doc]</text:span><text:span text:style-name="T14">.chapters[i,doc_id = $doc].chapters[i,doc_id = $doc].chapters[i,doc_id = $doc].chapters[i,doc_id = $doc].chapters[i,doc_id = $doc].title}</text:span></text:h>
      <text:p text:style-name="P12">{d.<text:span text:style-name="T14">reqdocs.</text:span>$doc<text:span text:style-name="T14">.chapters[i,doc_id = $doc].chapters[i,doc_id = $doc].chapters[i,doc_id = $doc].chapters[i,doc_id = $doc].chapters[i,doc_id = $doc]</text:span>.chapters<text:span text:style-name="T14">[i,doc_id = $doc].description</text:span>}</text:p>
      <text:h text:style-name="P73" text:outline-level="8">{d.reqdocs.$doc<text:span text:style-name="T1">.chapters[i,doc_id = $doc].chapters[i,doc_id = $doc]</text:span>.chapters[i,<text:span text:style-name="T19">doc_id=$doc</text:span>].chapters[i,<text:span text:style-name="T19">doc_id=$doc</text:span>]<text:span text:style-name="T1">.chapters[i,</text:span><text:span text:style-name="T9">doc_id=$doc</text:span><text:span text:style-name="T1">]</text:span>.chapters[i,<text:span text:style-name="T19">doc_id=$doc</text:span>].<text:span text:style-name="T30">reqs</text:span>[i,<text:span text:style-name="T19">doc_id=$doc</text:span>].<text:span text:style-name="T30">subject</text:span>}: {d.reqdocs.$doc<text:span text:style-name="T1">.chapters[i,doc_id = $doc].chapters[i,doc_id = $doc]</text:span>.chapters[i,<text:span text:style-name="T19">doc_id=$doc</text:span>]<text:span text:style-name="T1">.chapters[i,</text:span><text:span text:style-name="T9">doc_id=$doc</text:span><text:span text:style-name="T1">]</text:span>.chapters[i,<text:span text:style-name="T19">doc_id=$doc</text:span>].chapters[i,<text:span text:style-name="T19">doc_id=$doc</text:span>].<text:span text:style-name="T30">reqs</text:span>[i,<text:span text:style-name="T19">doc_id=$doc</text:span>].title}</text:h>
      <text:p text:style-name="P13">{d.<text:span text:style-name="T14">reqdocs.</text:span>$doc<text:span text:style-name="T14">.chapters[i,doc_id = $doc].chapters[i,doc_id = $doc].chapters[i,doc_id=$doc].chapters[i,doc_id=$doc].chapters[i,doc_id=$doc].chapters[i,doc_id=$doc]</text:span>.<text:span text:style-name="T30">reqs[i,doc_id=$doc].description</text:span>}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5">Attribute</text:p>
          </table:table-cell>
          <table:table-cell table:style-name="Table7.A1" office:value-type="string">
            <text:p text:style-name="P55">Value</text:p>
          </table:table-cell>
        </table:table-row>
        <table:table-row table:style-name="Table7.2">
          <table:table-cell table:style-name="Table7.A2" office:value-type="string">
            <text:p text:style-name="P25">BD ID</text:p>
          </table:table-cell>
          <table:table-cell table:style-name="Table7.B2" office:value-type="string">
            <text:p text:style-name="P19">{<text:span text:style-name="T24">d.reqdocs.$doc.chapters[i,doc_id = $doc].chapters[i,doc_id = $doc].chapters[i,doc_id=$doc].chapters[i,doc_id=$doc].chapters[i,doc_id = $doc].chapters[i,doc_id = $doc].reqs[i,doc_id = $doc]</text:span>.id}</text:p>
          </table:table-cell>
        </table:table-row>
        <table:table-row table:style-name="Table7.1">
          <table:table-cell table:style-name="Table7.A3" office:value-type="string">
            <text:p text:style-name="P31">Type</text:p>
          </table:table-cell>
          <table:table-cell table:style-name="Table7.B3" office:value-type="string">
            <text:p text:style-name="P49">{<text:span text:style-name="T24">d.reqdocs.$doc.chapters[i,doc_id = $doc].chapters[i,doc_id = $doc].chapters[i,doc_id=$doc].chapters[i,doc_id=$doc].chapters[i,doc_id = $doc].chapters[i,doc_id = $doc].reqs[i,doc_id = $doc]</text:span>.<text:span text:style-name="T20">type</text:span>}</text:p>
          </table:table-cell>
        </table:table-row>
        <table:table-row table:style-name="Table7.1">
          <table:table-cell table:style-name="Table7.A4" office:value-type="string">
            <text:p text:style-name="P31">Level</text:p>
          </table:table-cell>
          <table:table-cell table:style-name="Table7.B4" office:value-type="string">
            <text:p text:style-name="P49">{<text:span text:style-name="T24">d.reqdocs.$doc.chapters[i,doc_id = $doc].chapters[i,doc_id = $doc].chapters[i,doc_id=$doc].chapters[i,doc_id=$doc].chapters[i,doc_id = $doc].chapters[i,doc_id = $doc].reqs[i,doc_id = $doc]</text:span>.<text:span text:style-name="T20">level</text:span>}</text:p>
          </table:table-cell>
        </table:table-row>
        <table:table-row table:style-name="Table7.2">
          <table:table-cell table:style-name="Table7.A5" office:value-type="string">
            <text:p text:style-name="P31">Sources</text:p>
          </table:table-cell>
          <table:table-cell table:style-name="Table7.B5" office:value-type="string">
            <text:p text:style-name="P49">{<text:span text:style-name="T24">d.reqdocs.$doc.chapters[i,doc_id = $doc].chapters[i,doc_id = $doc].chapters[i,doc_id=$doc].chapters[i,doc_id=$doc].chapters[i,doc_id = $doc].chapters[i,doc_id = $doc].reqs[i,doc_id = $doc]</text:span>.<text:span text:style-name="T20">sources</text:span>}</text:p>
          </table:table-cell>
        </table:table-row>
        <table:table-row table:style-name="Table7.1">
          <table:table-cell table:style-name="Table7.A10" office:value-type="string">
            <text:p text:style-name="P25">Target</text:p>
          </table:table-cell>
          <table:table-cell table:style-name="Table7.B10" office:value-type="string">
            <text:p text:style-name="P19">{<text:span text:style-name="T24">d.reqdocs.$doc.chapters[i,doc_id = $doc].chapters[i,doc_id = $doc].chapters[i,doc_id=$doc].chapters[i,doc_id=$doc].chapters[i,doc_i</text:span><text:soft-page-break/><text:span text:style-name="T24">d = $doc].chapters[i,doc_id = $doc].reqs[i,doc_id = $doc]</text:span>.<text:span text:style-name="T21">target</text:span>}</text:p>
          </table:table-cell>
        </table:table-row>
        <table:table-row table:style-name="Table7.2">
          <table:table-cell table:style-name="Table7.A5" office:value-type="string">
            <text:p text:style-name="P25">Document</text:p>
          </table:table-cell>
          <table:table-cell table:style-name="Table7.B5" office:value-type="string">
            <text:p text:style-name="P19">{<text:span text:style-name="T24">d.reqdocs.$doc.chapters[i,doc_id = $doc].chapters[i,doc_id = $doc].chapters[i,doc_id=$doc].chapters[i,doc_id=$doc].chapters[i,doc_id = $doc].chapters[i,doc_id = $doc].reqs[i,doc_id = $doc]</text:span>.doc}</text:p>
          </table:table-cell>
        </table:table-row>
        <table:table-row table:style-name="Table7.1">
          <table:table-cell table:style-name="Table7.A10" office:value-type="string">
            <text:p text:style-name="P25">Chapter</text:p>
          </table:table-cell>
          <table:table-cell table:style-name="Table7.B10" office:value-type="string">
            <text:p text:style-name="P19">{<text:span text:style-name="T24">d.reqdocs.$doc.chapters[i,doc_id = $doc].chapters[i,doc_id = $doc].chapters[i,doc_id=$doc].chapters[i,doc_id=$doc].chapters[i,doc_id = $doc].chapters[i,doc_id = $doc].reqs[i,doc_id = $doc]</text:span>.chapter}</text:p>
          </table:table-cell>
        </table:table-row>
        <table:table-row table:style-name="Table7.2">
          <table:table-cell table:style-name="Table7.A5" office:value-type="string">
            <text:p text:style-name="P25">RqVar</text:p>
          </table:table-cell>
          <table:table-cell table:style-name="Table7.B5" office:value-type="string">
            <text:p text:style-name="P19">{<text:span text:style-name="T24">d.reqdocs.$doc.chapters[i,doc_id = $doc].chapters[i,doc_id = $doc].chapters[i,doc_id=$doc].chapters[i,doc_id=$doc].chapters[i,doc_id = $doc].chapters[i,doc_id = $doc].reqs[i,doc_id = $doc]</text:span>.var}</text:p>
          </table:table-cell>
        </table:table-row>
        <table:table-row table:style-name="Table7.1">
          <table:table-cell table:style-name="Table7.A10" office:value-type="string">
            <text:p text:style-name="P25">RqValue</text:p>
          </table:table-cell>
          <table:table-cell table:style-name="Table7.B10" office:value-type="string">
            <text:p text:style-name="P19">{<text:span text:style-name="T24">d.reqdocs.$doc.chapters[i,doc_id = $doc].chapters[i,doc_id = $doc].chapters[i,doc_id=$doc].chapters[i,doc_id=$doc].chapters[i,doc_id = $doc].chapters[i,doc_id = $doc].reqs[i,doc_id = $doc]</text:span>.value}</text:p>
          </table:table-cell>
        </table:table-row>
        <table:table-row table:style-name="Table7.2">
          <table:table-cell table:style-name="Table7.A5" office:value-type="string">
            <text:p text:style-name="P25">State</text:p>
          </table:table-cell>
          <table:table-cell table:style-name="Table7.B5" office:value-type="string">
            <text:p text:style-name="P43">{<text:span text:style-name="T24">d.reqdocs.$doc.chapters[i,doc_id = $doc].chapters[i,doc_id = $doc].chapters[i,doc_id=$doc].chapters[i,doc_id=$doc].chapters[i,doc_id = $doc].chapters[i,doc_id = $doc].reqs[i,doc_id = $doc]</text:span>.<text:span text:style-name="T22">status</text:span>}</text:p>
          </table:table-cell>
        </table:table-row>
        <table:table-row table:style-name="Table7.2">
          <table:table-cell table:style-name="Table7.B2" office:value-type="string">
            <text:p text:style-name="P37">Tracker</text:p>
          </table:table-cell>
          <table:table-cell table:style-name="Table7.B2" office:value-type="string">
            <text:p text:style-name="P19">{<text:span text:style-name="T24">d.reqdocs.$doc.chapters[i,doc_id = $doc].chapters[i,doc_id = $doc].chapters[i,doc_id=$doc].chapters[i,doc_id=$doc].chapters[i,doc_id = $doc].chapters[i,doc_id = $doc].reqs[i,doc_id = $doc]</text:span>.<text:span text:style-name="T23">tracker</text:span>}</text:p>
          </table:table-cell>
        </table:table-row>
      </table:table>
      <text:p text:style-name="P94">Rationale</text:p>
      <text:p text:style-name="P61"><text:span text:style-name="T6">{d.reqdocs.$doc</text:span><text:span text:style-name="T7">.chapters[i,doc_id = $doc].chapters[i,doc_id = $doc].chapters[i,doc_id=$doc].chapters[i,doc_id=$doc]</text:span><text:span text:style-name="T6">.chapters[i,doc_id = $doc].chapters[i,doc_id = $doc].</text:span><text:span text:style-name="T8">reqs</text:span><text:span text:style-name="T6">[i,doc_id = $doc].</text:span><text:span text:style-name="T2">rationale</text:span><text:span text:style-name="T6">}</text:span></text:p>
      <text:h text:style-name="P74" text:outline-level="8"><text:span text:style-name="T7">{d.reqdocs.$doc.chapters[i,doc_id = $doc].chapters[i,doc_id = $doc].chapters[i,</text:span><text:span text:style-name="T9">doc_id=$doc</text:span><text:span text:style-name="T7">].chapters[i,</text:span><text:span text:style-name="T9">doc_id=$doc</text:span><text:span text:style-name="T7">].chapters[i,</text:span><text:span text:style-name="T9">doc_id=$doc</text:span><text:span text:style-name="T7">].chapters[i,</text:span><text:span text:style-name="T9">doc_id=$doc</text:span><text:span text:style-name="T7">].</text:span><text:span text:style-name="T8">reqs</text:span><text:span text:style-name="T7">[i</text:span><text:span text:style-name="T10">+1</text:span><text:span text:style-name="T7">,</text:span><text:span text:style-name="T9">doc_id=$doc</text:span><text:span text:style-name="T7">].</text:span><text:span text:style-name="T8">subject</text:span><text:span text:style-name="T7">}</text:span></text:h>
      <text:h text:style-name="P74" text:outline-level="8"><text:span text:style-name="T14">{d.reqdocs.$doc</text:span><text:span text:style-name="T7">.chapters[i,doc_id = $doc].chapters[i,doc_id = $doc]</text:span><text:span text:style-name="T14">.chapters[i,doc_id = $doc].chapters[i,doc_id = $doc].chapters[i,doc_id = $doc].chapters[i,doc_id = $doc].chapters[i,doc_id = $doc].title}</text:span></text:h>
      <text:p text:style-name="P13">{d.<text:span text:style-name="T14">reqdocs.</text:span>$doc<text:span text:style-name="T14">.chapters[i,doc_id = $doc].chapters[i,doc_id = $doc].chapters[i,doc_id = $doc].chapters[i,doc_id = $doc].chapters[i,doc_id = $doc].chapters[i,doc_id = $doc]</text:span>.chapters<text:span text:style-name="T14">[i,doc_id = $doc].description</text:span>}</text:p>
      <text:h text:style-name="P75" text:outline-level="8"><text:soft-page-break/>{d.reqdocs.$doc.chapters[i,doc_id = $doc].chapters[i,doc_id = $doc].chapters[i,doc_id = $doc].chapters[i,doc_id = $doc].chapters[i,doc_id = $doc].chapters[i,doc_id = $doc].chapters[i+1,doc_id = $doc].title}</text:h>
      <text:h text:style-name="P68" text:outline-level="7">{d.reqdocs.$doc.chapters[i,doc_id = $doc].chapters[i,doc_id = $doc].chapters[i,doc_id = $doc].chapters[i,doc_id = $doc].chapters[i,doc_id = $doc].chapters[i+1,doc_id = $doc].title}</text:h>
      <text:h text:style-name="P65" text:outline-level="6">{d.reqdocs.$doc.chapters[i,doc_id = $doc].chapters[i,doc_id = $doc].chapters[i,doc_id = $doc].chapters[i,doc_id = $doc].chapters[i+1,doc_id = $doc].title}</text:h>
      <text:h text:style-name="P72" text:outline-level="5">{d.reqdocs.$doc.chapters[i,doc_id = $doc].chapters[i,doc_id = $doc].chapters[i,doc_id = $doc].chapters[i<text:span text:style-name="T29">+1</text:span>,doc_id = $doc].title}</text:h>
      <text:h text:style-name="P87" text:outline-level="4">{d.reqdocs.$doc.chapters[i,doc_id = $doc].chapters[i,doc_id = $doc].chapters[i<text:span text:style-name="T28">+1</text:span>,doc_id = $doc].title}</text:h>
      <text:h text:style-name="P79" text:outline-level="3">{d.reqdocs.$doc.chapters[i,doc_id = $doc].chapters[i+1, doc_id = $doc].title}</text:h>
      <text:h text:style-name="P83" text:outline-level="2">{d.reqdocs.$doc.chapters[i+1, doc_id = $doc].title}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1" text:anchor-type="paragraph" svg:y="0.002cm" draw:z-index="7"><draw:text-box fo:min-height="0.041cm" fo:min-width="0.041cm"><text:p text:style-name="MP2"><text:span text:style-name="page_20_number"><text:page-number text:select-page="current">7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relaud</meta:initial-creator>
    <meta:editing-cycles>199</meta:editing-cycles>
    <meta:creation-date>2017-06-06T07:02:00</meta:creation-date>
    <dc:date>2019-09-30T23:25:20.949275300</dc:date>
    <meta:editing-duration>P3DT6H12M18S</meta:editing-duration>
    <meta:generator>LibreOffice/5.3.3.2$MacOSX_X86_64 LibreOffice_project/3d9a8b4b4e538a85e0782bd6c2d430bafe583448</meta:generator>
    <meta:document-statistic meta:table-count="7" meta:image-count="0" meta:object-count="0" meta:page-count="8" meta:paragraph-count="228" meta:word-count="949" meta:character-count="16869" meta:non-whitespace-character-count="161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